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AA44D2AA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193in" style:page-number="auto"/>
      <style:text-properties fo:font-size="6.90000009536743pt" style:font-size-asian="6.90000009536743pt" style:font-size-complex="6.90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98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02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29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634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866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71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835in" style:type="right"/>
        </style:tab-stops>
      </style:paragraph-properties>
    </style:style>
    <style:style style:name="P11"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3"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4" style:family="paragraph" style:parent-style-name="Body_20_text_20__28_6_29_" style:master-page-name="">
      <style:paragraph-properties fo:margin-left="0in" fo:margin-right="0in" fo:margin-top="0in" fo:margin-bottom="0in" loext:contextual-spacing="false" fo:text-indent="0in" style:auto-text-indent="false" style:page-number="auto"/>
    </style:style>
    <style:style style:name="P15" style:family="paragraph" style:parent-style-name="Body_20_text_20__28_6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6" style:family="paragraph" style:parent-style-name="Body_20_text_20__28_6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7" style:family="paragraph" style:parent-style-name="Body_20_text_20__28_5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8" style:family="paragraph" style:parent-style-name="Body_20_text_20__28_2_29_" style:master-page-name="">
      <style:paragraph-properties fo:margin-left="0in" fo:margin-right="0in" fo:margin-top="0in" fo:margin-bottom="0.0835in" loext:contextual-spacing="false" fo:text-indent="0in" style:auto-text-indent="false" style:page-number="auto"/>
    </style:style>
    <style:style style:name="P19"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line-height="0.1335in" fo:text-indent="0.139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23"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24"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25" style:family="paragraph" style:parent-style-name="Body_20_text_20__28_2_29_" style:master-page-name="">
      <style:paragraph-properties fo:margin-left="0.1945in" fo:margin-right="0in" fo:margin-top="0in" fo:margin-bottom="0in" loext:contextual-spacing="false" fo:line-height="0.1299in" fo:text-indent="-0.1945in" style:auto-text-indent="false" style:page-number="auto"/>
    </style:style>
    <style:style style:name="P26"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27" style:family="paragraph" style:parent-style-name="Body_20_text_20__28_5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28"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29" style:family="paragraph" style:parent-style-name="Body_20_text_20__28_2_29_" style:master-page-name="">
      <style:paragraph-properties fo:margin-left="0.2083in" fo:margin-right="0in" fo:margin-top="0in" fo:margin-bottom="0in" loext:contextual-spacing="false" fo:text-indent="-0.2083in" style:auto-text-indent="false" style:page-number="auto"/>
    </style:style>
    <style:style style:name="P30" style:family="paragraph" style:parent-style-name="Body_20_text_20__28_2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31" style:family="paragraph" style:parent-style-name="Body_20_text_20__28_5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32" style:family="paragraph" style:parent-style-name="Body_20_text_20__28_2_29_" style:master-page-name="">
      <style:paragraph-properties fo:margin-left="0.1807in" fo:margin-right="0in" fo:margin-top="0in" fo:margin-bottom="0in" loext:contextual-spacing="false" fo:text-indent="0.1252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34"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5" style:family="paragraph" style:parent-style-name="Body_20_text_20__28_5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36"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37" style:family="paragraph" style:parent-style-name="Body_20_text_20__28_5_29_" style:master-page-name="">
      <style:paragraph-properties fo:margin-left="0.4165in" fo:margin-right="0in" fo:margin-top="0in" fo:margin-bottom="0in" loext:contextual-spacing="false" fo:text-align="start" style:justify-single-word="false" fo:text-indent="-0.1252in" style:auto-text-indent="false" style:page-number="auto"/>
    </style:style>
    <style:style style:name="P38"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39" style:family="paragraph" style:parent-style-name="Body_20_text_20__28_2_29_" style:master-page-name="">
      <style:paragraph-properties fo:margin-left="0in" fo:margin-right="0.2083in" fo:margin-top="0in" fo:margin-bottom="0in" loext:contextual-spacing="false" fo:text-indent="0in" style:auto-text-indent="false" style:page-number="auto"/>
    </style:style>
    <style:style style:name="P40" style:family="paragraph" style:parent-style-name="Body_20_text_20__28_2_29_" style:master-page-name="">
      <style:paragraph-properties fo:margin-left="0in" fo:margin-right="0.0417in" fo:margin-top="0in" fo:margin-bottom="0in" loext:contextual-spacing="false" fo:text-align="center" style:justify-single-word="false" fo:text-indent="0in" style:auto-text-indent="false" style:page-number="auto"/>
    </style:style>
    <style:style style:name="P41" style:family="paragraph" style:parent-style-name="Body_20_text_20__28_5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42" style:family="paragraph" style:parent-style-name="Body_20_text_20__28_5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43" style:family="paragraph" style:parent-style-name="Body_20_text_20__28_2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44" style:family="paragraph" style:parent-style-name="Body_20_text_20__28_5_29_" style:master-page-name="">
      <style:paragraph-properties fo:margin-left="0.2917in" fo:margin-right="0in" fo:margin-top="0in" fo:margin-bottom="0in" loext:contextual-spacing="false" fo:text-align="start" style:justify-single-word="false" fo:text-indent="0in" style:auto-text-indent="false" style:page-number="auto"/>
    </style:style>
    <style:style style:name="P45" style:family="paragraph" style:parent-style-name="Body_20_text_20__28_2_29_" style:master-page-name="">
      <style:paragraph-properties fo:margin-left="0.2917in" fo:margin-right="0in" fo:margin-top="0in" fo:margin-bottom="0in" loext:contextual-spacing="false" fo:text-align="start" style:justify-single-word="false" fo:text-indent="0in" style:auto-text-indent="false" style:page-number="auto"/>
    </style:style>
    <style:style style:name="P46" style:family="paragraph" style:parent-style-name="Body_20_text_20__28_6_29_" style:master-page-name="">
      <style:paragraph-properties fo:margin-left="0in" fo:margin-right="0in" fo:margin-top="0in" fo:margin-bottom="0in" loext:contextual-spacing="false" fo:text-indent="0.1945in" style:auto-text-indent="false" style:page-number="auto"/>
    </style:style>
    <style:style style:name="P47" style:family="paragraph" style:parent-style-name="Body_20_text_20__28_6_29_" style:master-page-name="">
      <style:paragraph-properties fo:margin-left="0.1528in" fo:margin-right="0in" fo:margin-top="0in" fo:margin-bottom="0in" loext:contextual-spacing="false" fo:text-indent="0in" style:auto-text-indent="false" style:page-number="auto">
        <style:tab-stops>
          <style:tab-stop style:position="1.4165in"/>
        </style:tab-stops>
      </style:paragraph-properties>
    </style:style>
    <style:style style:name="P48" style:family="paragraph" style:parent-style-name="Body_20_text_20__28_7_29_" style:list-style-name="L13"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49" style:family="paragraph" style:parent-style-name="Body_20_text_20__28_5_29_" style:list-style-name="L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50" style:family="paragraph" style:parent-style-name="Body_20_text_20__28_5_29_" style:list-style-name="L2"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51" style:family="paragraph" style:parent-style-name="Body_20_text_20__28_3_29_" style:master-page-name="PageStyle0">
      <style:paragraph-properties fo:margin-left="0.0693in" fo:margin-right="0in" fo:margin-top="0in" fo:margin-bottom="0.0453in" loext:contextual-spacing="false" fo:line-height="0.1181in" fo:text-indent="0in" style:auto-text-indent="false" style:page-number="1"/>
    </style:style>
    <style:style style:name="P52"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style:tab-stops>
          <style:tab-stop style:position="0.2465in"/>
        </style:tab-stops>
      </style:paragraph-properties>
    </style:style>
    <style:style style:name="P53" style:family="paragraph" style:parent-style-name="Body_20_text_20__28_2_29_" style:list-style-name="L2" style:master-page-name="">
      <style:paragraph-properties fo:margin-left="0in" fo:margin-right="0in" fo:margin-top="0in" fo:margin-bottom="0in" loext:contextual-spacing="false" fo:text-indent="0in" style:auto-text-indent="false" style:page-number="auto">
        <style:tab-stops>
          <style:tab-stop style:position="0.2465in"/>
        </style:tab-stops>
      </style:paragraph-properties>
    </style:style>
    <style:style style:name="P54" style:family="paragraph" style:parent-style-name="Body_20_text_20__28_2_29_" style:list-style-name="L4"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55" style:family="paragraph" style:parent-style-name="Body_20_text_20__28_2_29_" style:master-page-name="PageStyle1">
      <style:paragraph-properties fo:margin-left="0in" fo:margin-right="0in" fo:margin-top="0in" fo:margin-bottom="0in" loext:contextual-spacing="false" fo:text-align="end" style:justify-single-word="false" fo:text-indent="0in" style:auto-text-indent="false" style:page-number="224"/>
    </style:style>
    <style:style style:name="P56"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57"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58"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043in"/>
        </style:tab-stops>
      </style:paragraph-properties>
    </style:style>
    <style:style style:name="P59"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60"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61"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62"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63"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64" style:family="paragraph" style:parent-style-name="Body_20_text_20__28_2_29_" style:list-style-name="L14" style:master-page-name="">
      <style:paragraph-properties fo:margin-left="0.1945in" fo:margin-right="0in" fo:margin-top="0in" fo:margin-bottom="0in" loext:contextual-spacing="false" fo:line-height="0.1299in" fo:text-indent="-0.1945in" style:auto-text-indent="false" style:page-number="auto">
        <style:tab-stops>
          <style:tab-stop style:position="0.0028in"/>
        </style:tab-stops>
      </style:paragraph-properties>
    </style:style>
    <style:style style:name="P65" style:family="paragraph" style:parent-style-name="Body_20_text_20__28_2_29_" style:list-style-name="L14" style:master-page-name="">
      <style:paragraph-properties fo:margin-left="0.1945in" fo:margin-right="0in" fo:margin-top="0in" fo:margin-bottom="0in" loext:contextual-spacing="false" fo:line-height="0.1299in" fo:text-indent="-0.1945in" style:auto-text-indent="false" style:page-number="auto">
        <style:tab-stops>
          <style:tab-stop style:position="0.0783in"/>
        </style:tab-stops>
      </style:paragraph-properties>
    </style:style>
    <style:style style:name="P66" style:family="paragraph" style:parent-style-name="Body_20_text_20__28_2_29_" style:list-style-name="L14" style:master-page-name="">
      <style:paragraph-properties fo:margin-left="0.1945in" fo:margin-right="0in" fo:margin-top="0in" fo:margin-bottom="0in" loext:contextual-spacing="false" fo:line-height="0.1299in" fo:text-indent="-0.1945in" style:auto-text-indent="false" style:page-number="auto">
        <style:tab-stops>
          <style:tab-stop style:position="0.0063in"/>
        </style:tab-stops>
      </style:paragraph-properties>
    </style:style>
    <style:style style:name="P67" style:family="paragraph" style:parent-style-name="Body_20_text_20__28_2_29_" style:list-style-name="L14" style:master-page-name="">
      <style:paragraph-properties fo:margin-left="0.1945in" fo:margin-right="0in" fo:margin-top="0in" fo:margin-bottom="0in" loext:contextual-spacing="false" fo:line-height="0.1299in" fo:text-indent="-0.1945in" style:auto-text-indent="false" style:page-number="auto">
        <style:tab-stops>
          <style:tab-stop style:position="0.0098in"/>
        </style:tab-stops>
      </style:paragraph-properties>
    </style:style>
    <style:style style:name="P68" style:family="paragraph" style:parent-style-name="Body_20_text_20__28_2_29_" style:list-style-name="L15" style:master-page-name="">
      <style:paragraph-properties fo:margin-left="0.1945in" fo:margin-right="0in" fo:margin-top="0in" fo:margin-bottom="0in" loext:contextual-spacing="false" fo:line-height="0.1299in" fo:text-indent="-0.1945in" style:auto-text-indent="false" style:page-number="auto">
        <style:tab-stops>
          <style:tab-stop style:position="0.0193in"/>
        </style:tab-stops>
      </style:paragraph-properties>
    </style:style>
    <style:style style:name="P69" style:family="paragraph" style:parent-style-name="Body_20_text_20__28_2_29_" style:master-page-name="PageStyle2">
      <style:paragraph-properties fo:margin-left="0.1807in" fo:margin-right="0in" fo:margin-top="0in" fo:margin-bottom="0in" loext:contextual-spacing="false" fo:text-align="start" style:justify-single-word="false" fo:text-indent="0in" style:auto-text-indent="false" style:page-number="225"/>
    </style:style>
    <style:style style:name="P70" style:family="paragraph" style:parent-style-name="Body_20_text_20__28_2_29_" style:master-page-name="PageStyle4">
      <style:paragraph-properties fo:margin-left="0.1807in" fo:margin-right="0in" fo:margin-top="0in" fo:margin-bottom="0in" loext:contextual-spacing="false" fo:text-align="start" style:justify-single-word="false" fo:text-indent="0in" style:auto-text-indent="false" style:page-number="6"/>
    </style:style>
    <style:style style:name="P71" style:family="paragraph" style:parent-style-name="Body_20_text_20__28_2_29_" style:master-page-name="PageStyle6">
      <style:paragraph-properties fo:margin-left="0.1807in" fo:margin-right="0in" fo:margin-top="0in" fo:margin-bottom="0in" loext:contextual-spacing="false" fo:text-indent="0in" style:auto-text-indent="false" style:page-number="231"/>
    </style:style>
    <style:style style:name="P72"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3"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4"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5" style:family="paragraph" style:parent-style-name="Body_20_text_20__28_2_29_" style:list-style-name="L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6" style:family="paragraph" style:parent-style-name="Body_20_text_20__28_2_29_" style:list-style-name="L6"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77"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78" style:family="paragraph" style:parent-style-name="Body_20_text_20__28_2_29_" style:list-style-name="L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79"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80"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81" style:family="paragraph" style:parent-style-name="Body_20_text_20__28_2_29_" style:list-style-name="L1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82" style:family="paragraph" style:parent-style-name="Body_20_text_20__28_2_29_" style:list-style-name="L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83"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84"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85"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86" style:family="paragraph" style:parent-style-name="Body_20_text_20__28_2_29_" style:list-style-name="L11"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87" style:family="paragraph" style:parent-style-name="Body_20_text_20__28_2_29_" style:list-style-name="L2"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88" style:family="paragraph" style:parent-style-name="Body_20_text_20__28_2_29_" style:list-style-name="L12"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89" style:family="paragraph" style:parent-style-name="Body_20_text_20__28_2_29_" style:list-style-name="L12" style:master-page-name="">
      <style:paragraph-properties fo:margin-left="0.1807in" fo:margin-right="0in" fo:margin-top="0in" fo:margin-bottom="0in" loext:contextual-spacing="false" fo:text-indent="-0.1807in" style:auto-text-indent="false" style:page-number="auto" fo:break-after="column">
        <style:tab-stops>
          <style:tab-stop style:position="-0.0272in"/>
        </style:tab-stops>
      </style:paragraph-properties>
    </style:style>
    <style:style style:name="P90" style:family="paragraph" style:parent-style-name="Body_20_text_20__28_2_29_" style:list-style-name="L2" style:master-page-name="">
      <style:paragraph-properties fo:margin-left="0.1807in" fo:margin-right="0in" fo:margin-top="0in" fo:margin-bottom="0.0835in" loext:contextual-spacing="false" fo:text-indent="-0.1807in" style:auto-text-indent="false" style:page-number="auto">
        <style:tab-stops>
          <style:tab-stop style:position="0.0228in"/>
        </style:tab-stops>
      </style:paragraph-properties>
    </style:style>
    <style:style style:name="P91" style:family="paragraph" style:parent-style-name="Body_20_text_20__28_2_29_" style:list-style-name="L7" style:master-page-name="PageStyle3">
      <style:paragraph-properties fo:margin-left="0.2083in" fo:margin-right="0in" fo:margin-top="0in" fo:margin-bottom="0in" loext:contextual-spacing="false" fo:text-indent="-0.2083in" style:auto-text-indent="false" style:page-number="226">
        <style:tab-stops>
          <style:tab-stop style:position="-0.011in"/>
        </style:tab-stops>
      </style:paragraph-properties>
    </style:style>
    <style:style style:name="P92"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93" style:family="paragraph" style:parent-style-name="Body_20_text_20__28_2_29_" style:list-style-name="L8"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94" style:family="paragraph" style:parent-style-name="Body_20_text_20__28_2_29_" style:list-style-name="L13" style:master-page-name="">
      <style:paragraph-properties fo:margin-left="0.2083in" fo:margin-right="0in" fo:margin-top="0in" fo:margin-bottom="0in" loext:contextual-spacing="false" fo:line-height="0.1299in" fo:text-indent="-0.2083in" style:auto-text-indent="false" style:page-number="auto">
        <style:tab-stops>
          <style:tab-stop style:position="0.002in"/>
        </style:tab-stops>
      </style:paragraph-properties>
    </style:style>
    <style:style style:name="P95" style:family="paragraph" style:parent-style-name="Body_20_text_20__28_2_29_" style:list-style-name="L13" style:master-page-name="">
      <style:paragraph-properties fo:margin-left="0.2083in" fo:margin-right="0in" fo:margin-top="0in" fo:margin-bottom="0in" loext:contextual-spacing="false" fo:line-height="0.1299in" fo:text-indent="-0.2083in" style:auto-text-indent="false" style:page-number="auto">
        <style:tab-stops>
          <style:tab-stop style:position="0.0055in"/>
        </style:tab-stops>
      </style:paragraph-properties>
    </style:style>
    <style:style style:name="P96" style:family="paragraph" style:parent-style-name="Body_20_text_20__28_2_29_" style:list-style-name="L13" style:master-page-name="PageStyle7">
      <style:paragraph-properties fo:margin-left="0.2083in" fo:margin-right="0in" fo:margin-top="0in" fo:margin-bottom="0in" loext:contextual-spacing="false" fo:line-height="0.1299in" fo:text-indent="-0.2083in" style:auto-text-indent="false" style:page-number="232">
        <style:tab-stops>
          <style:tab-stop style:position="0.002in"/>
        </style:tab-stops>
      </style:paragraph-properties>
    </style:style>
    <style:style style:name="P97" style:family="paragraph" style:parent-style-name="Body_20_text_20__28_2_29_" style:master-page-name="PageStyle5">
      <style:paragraph-properties fo:margin-left="0.1945in" fo:margin-right="0in" fo:margin-top="0in" fo:margin-bottom="0in" loext:contextual-spacing="false" fo:text-indent="0in" style:auto-text-indent="false" style:page-number="7"/>
    </style:style>
    <style:style style:name="P98" style:family="paragraph" style:parent-style-name="Body_20_text_20__28_2_29_" style:master-page-name="PageStyle8">
      <style:paragraph-properties fo:margin-left="0.1945in" fo:margin-right="0in" fo:margin-top="0in" fo:margin-bottom="0in" loext:contextual-spacing="false" fo:line-height="0.1299in" fo:text-indent="0in" style:auto-text-indent="false" style:page-number="233"/>
    </style:style>
    <style:style style:name="P99" style:family="paragraph" style:parent-style-name="Heading_20__23_1" style:master-page-name="">
      <style:paragraph-properties fo:margin-left="0.0693in" fo:margin-right="0in" fo:margin-top="0in" fo:margin-bottom="0in" loext:contextual-spacing="false" fo:line-height="0.1807in" fo:keep-together="always" fo:text-indent="0in" style:auto-text-indent="false" style:page-number="auto" fo:keep-with-next="alway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264in" fo:margin-bottom="0.003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3484in" fo:margin-right="2.0307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484in" fo:margin-right="2.0307in" style:editable="false">
        <style:columns fo:column-count="2" fo:column-gap="0.0929in">
          <style:column style:rel-width="32767*" fo:start-indent="0in" fo:end-indent="0.0465in"/>
          <style:column style:rel-width="32768*" fo:start-indent="0.0465in" fo:end-indent="0in"/>
        </style:columns>
      </style:section-properties>
    </style:style>
    <style:style style:name="Sect4" style:family="section">
      <style:section-properties fo:margin-left="2.0756in" fo:margin-right="2.3063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3"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2"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2"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2"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2"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3"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2"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51"><text:span text:style-name="CharStyle4">THE SECOND EPISTLE OF PAUL THE APOSTLE TO THE</text:span></text:p>
        <text:h text:style-name="P99" text:outline-level="1"><text:bookmark-start text:name="bookmark0"/><text:span text:style-name="CharStyle6">CORINTHIANS</text:span><text:bookmark-end text:name="bookmark0"/></text:h>
      </text:section>
      <text:section text:style-name="Sect2" text:name="Section1">
        <text:p text:style-name="P2"/>
        <text:p text:style-name="P1"/>
      </text:section>
      <text:section text:style-name="Sect3" text:name="Section2">
        <text:p text:style-name="Body_20_text_20__28_4_29__20__2b__20_DropCap3">I<text:span text:style-name="CharStyle8">Paul an apostle of Christ Jesus by the will of God, and brother Timotheus, to the church of God at Corinth to­gether with all the saints throughout the whole of Achaia: </text:span><text:span text:style-name="CharStyle10">2</text:span><text:span text:style-name="CharStyle8"> grace and peace to you from God our Father and the Lord Jesus Christ.</text:span></text:p>
        <text:list xml:id="list4262946844569116714" text:style-name="L1">
          <text:list-item>
            <text:p text:style-name="P52"><text:span text:style-name="CharStyle13"><text:tab/></text:span><text:span text:style-name="CharStyle12">Blessed be the God and Father of our Lord Jesus Christ, the Father of tender mercies and 4 the God of all comfort, who comforts me in all my distress, so that I am able to comfort people who are in any distress by the comfort with which I myself am comforted by God. 5 For as the sufferings of Christ are abundant in my case, so my comfort is also abundant 6 through Christ. If I am in dis­tress, it is in the interests of your comfort and salvation; if I am comforted, it is in the interests of your comfort, which is effec­tive as it nerves you to endure the same sufferings as I suffer 7 myself. Hence my hope for you is well-founded, since I know that as you share the suffer­ings you share the comfort also.</text:span></text:p>
          </text:list-item>
        </text:list>
        <text:list xml:id="list1381551144281007970" text:style-name="L2">
          <text:list-item>
            <text:p text:style-name="P53"><text:span text:style-name="CharStyle12"><text:tab/>Now I would like you to know about the distress which befell me in Asia, brothers. I was crushed, crushed far beyond what I could stand, so much so 9 that I despaired even of life; in fact I told myself it was the sentence of death. But this was to make me rely not on myself but on the God who raises the </text:span><text:span text:style-name="CharStyle14">io</text:span><text:span text:style-name="CharStyle12"> dead; he rescued me from so terrible a death, he rescues still, and I rely upon him for the hope that he will continue to rescue me. Let me have your n co-operation in prayer, so that many a soul may render thanks to him on my behalf for the boon which many have been the means of his bestowing on my­self.</text:span></text:p>
          </text:list-item>
        </text:list>
        <text:p text:style-name="P19"><text:span text:style-name="CharStyle12">My proud boast is the testi- 12 mony of my conscience that holiness and godly sincerity, not worldly cunning but the grace of God, have marked my con­duct in the outside world and in particular my relations with you. You don’t have to read between 13 the lines of my letters; you can understand them. Yes, I trust you will understand the full meaning of my letters as you </text:span><text:span text:style-name="CharStyle15">14 </text:span><text:span text:style-name="CharStyle12">have partly understood the meaning of my life, namely that I am your source of pride (as you are mine) on the Day of our Lord Jesus. Relying on this 15 I meant to visit you first, to let you have a double delight; I in- </text:span><text:span text:style-name="CharStyle15">16 </text:span><text:span text:style-name="CharStyle12">tended to take you on my way to Macedonia, and to visit you again on my way back from Macedonia, so as to be sped by you on my journey to Judaea. Such was my intention. Now, 17 have I shown myself ‘fickle’? When I propose some plan, do I propose it in a wordly way, ready to mean ‘no’ as well as ‘yes’? By the good faith of </text:span><text:span text:style-name="CharStyle15">18 </text:span><text:span text:style-name="CharStyle12">God, my word to you was not ‘yes and no’; for the Son of God, </text:span><text:span text:style-name="CharStyle15">19 </text:span><text:span text:style-name="CharStyle12">Jesus Christ, who was pro­claimed among you by us (by myself and Silvanus and Timo­theus) was not ‘yes and no’— the divine ‘yes’ has at last sounded in him, for in him is the </text:span><text:span text:style-name="CharStyle16">20</text:span></text:p>
      </text:section>
      <text:section text:style-name="Sect4" text:name="Section3">
        <text:p text:style-name="P55"><text:span text:style-name="CharStyle12">‘yes’ that affirms all the promises of God. Hence it is through him that we affirm our ‘amen’ in worship, to the glory of God. si And it is God who confirms me along with you in Christ, who 32 consecrated me, who stamped me with his seal and gave me the Spirit as a pledge in my heart.</text:span></text:p>
        <text:list xml:id="list7079599136822835928" text:style-name="L3">
          <text:list-item>
            <text:p text:style-name="P56"><text:span text:style-name="CharStyle12"><text:tab/>I call God to witness against my soul, it was to spare you that I refrained from revisiting</text:span></text:p>
          </text:list-item>
          <text:list-item>
            <text:p text:style-name="P57"><text:span text:style-name="CharStyle12"><text:tab/>Corinth. (Not that we lord it over your faith—no, we co­operate for your joy: you have a standing of your own in the</text:span></text:p>
          </text:list-item>
        </text:list>
        <text:p text:style-name="Body_20_text_20__28_2_29__20__2b__20_DropCap4">2<text:span text:style-name="CharStyle12"> faith.) I decided that I would not pay you another 2 painful visit. For if I pain you, then who is to give me pleas­ure? None but the very people 3 I am paining! So the very reason I wrote Was that I might not come only to be pained by those who ought to give me joy; I relied on you all, I felt sure that my joy would be a joy for </text:span><text:span text:style-name="CharStyle13">4</text:span><text:span text:style-name="CharStyle12"> every one of you. For I wrote to you in sore distress and misery of heart, with many a tear—not to pain you but to convince you of my love, my 5 special love for you. If a certain individual has been causing pain, he has been causing pain not so much to me as to all of you—at any rate (for I am not going to overstate the 6 case) to a section of you. This censure from the majority is severe enough for the individual </text:span><text:span text:style-name="CharStyle13">7</text:span><text:span text:style-name="CharStyle12"> in question, so that instead of censuring you should now for­give him and comfort him, in case the man is overwhelmed by 8 excessive remorse. So I beg you to reinstate him in your 9 love. For my aim in writing was simply to test you, to see if you were absolutely obedient. 10 If you forgive the man, I for­give him too; anything I had to forgive him has been forgiven in the presence of Christ for your sakes, lest Satan should take ad- 11 vantage of our position—for well I know his manoeuvres!</text:span></text:p>
        <text:p text:style-name="P20"><text:span text:style-name="CharStyle12">When I reached Troas to 12 preach the gospel of Christ, though I had a wide opportunity in the Lord, my spirit could not </text:span><text:span text:style-name="CharStyle21">13 </text:span><text:span text:style-name="CharStyle12">rest, because I did not find my brother Titus there; so I said good-bye and went off to Mace­donia. Wherever I go, thank 14 God, he makes my life a con­stant pageant of triumph in Christ, diffusing the perfume of his knowledge everywhere by me. I live for God as the fra- </text:span><text:span text:style-name="CharStyle21">15 </text:span><text:span text:style-name="CharStyle12">grance of Christ breathed alike on those who are being saved and on those who are perish­ing, to the one a deadly fra- 16 grance that makes for death, to the other a vital fragrance that makes for life. And who is qualified for this career? I am, 17 for I am not like most, adulterat­ing the word of God; like a man of sincerity, like a man of God,</text:span></text:p>
        <text:list xml:id="list7715002586964924274" text:style-name="L4">
          <text:list-item>
            <text:p text:style-name="P54"><text:span text:style-name="CharStyle12"><text:tab/>speak the word in Christ be­fore the very presence of God.</text:span></text:p>
          </text:list-item>
        </text:list>
        <text:p text:style-name="P20"><text:span text:style-name="CharStyle12">Am I beginning again to q ‘commend’ myself? Do </text:span><text:span text:style-name="CharStyle13">1 </text:span><text:span text:style-name="CharStyle12">need, like some people, to be commended by written certifi­cates either to you or from you? Why, you are my certificate 2 yourselves, written on my heart, recognized and read by all men; you make it obvious that you 3 are a letter of Christ which I have been employed to inscribe,</text:span></text:p>
        <text:p text:style-name="P26"><text:span text:style-name="CharStyle16">••written</text:span><text:span text:style-name="CharStyle12"> not with ink but with the Spirit of the living God, not </text:span><text:span text:style-name="CharStyle16">oil tablets of stone</text:span><text:span text:style-name="CharStyle12"> but </text:span><text:span text:style-name="CharStyle16">on tablets of the human heart.</text:span></text:p>
        <text:p text:style-name="P20"><text:span text:style-name="CharStyle12">Such is the confidence I pos- 4 sess through Christ towards God. It is not that I am per- 5 sonally qualified to form any</text:span></text:p>
      </text:section>
      <text:section text:style-name="Sect4" text:name="Section4">
        <text:p text:style-name="P69"><text:span text:style-name="CharStyle12">judgment by myself; my quali-</text:span></text:p>
        <text:list xml:id="list7334945188912267132" text:style-name="L5">
          <text:list-item>
            <text:p text:style-name="P72"><text:span text:style-name="CharStyle12"><text:tab/>fications come from God, and he has further qualified me to be the minister of a new covenant— a covenant not of written law but of spirit; for the written law kills but the Spirit makes alive.</text:span></text:p>
          </text:list-item>
          <text:list-item>
            <text:p text:style-name="P72"><text:span text:style-name="CharStyle12"><text:tab/>Now if the administration of death which was engraved in letters of stone, was invested with glory—so much so, that the children of Israel could not gaze at the face of </text:span><text:span text:style-name="CharStyle16">Moses</text:span><text:span text:style-name="CharStyle12"> on ac­count of </text:span><text:span text:style-name="CharStyle16">the dazzling glory</text:span><text:span text:style-name="CharStyle12"> that</text:span></text:p>
          </text:list-item>
          <text:list-item>
            <text:p text:style-name="P72"><text:span text:style-name="CharStyle12"><text:tab/>was fading from </text:span><text:span text:style-name="CharStyle16">his face;</text:span><text:span text:style-name="CharStyle12"> surely the administration of the Spirit must be invested with still</text:span></text:p>
          </text:list-item>
          <text:list-item>
            <text:p text:style-name="P72"><text:span text:style-name="CharStyle12"><text:tab/>greater glory. If there was glory in the administration that con­demned, then the administration that acquits abounds far more</text:span></text:p>
          </text:list-item>
        </text:list>
        <text:p text:style-name="P24"><text:span text:style-name="CharStyle12">io<text:tab/>in glory (indeed, in view of the transcendent glory, </text:span><text:span text:style-name="CharStyle16">what was glorious has thus</text:span><text:span text:style-name="CharStyle12"> no </text:span><text:span text:style-name="CharStyle16">glory</text:span><text:span text:style-name="CharStyle12"> at</text:span></text:p>
        <text:p text:style-name="P23"><text:span text:style-name="CharStyle12">ix all); if what faded had its glory, then what lasts will be invested with far greater glory,</text:span></text:p>
        <text:list xml:id="list7201532433194889087" text:style-name="L6">
          <text:list-item>
            <text:p text:style-name="P76"><text:span text:style-name="CharStyle12"><text:tab/>Such being my hope then, I</text:span></text:p>
          </text:list-item>
          <text:list-item>
            <text:p text:style-name="P78"><text:span text:style-name="CharStyle12"><text:tab/>am frank and open—not like </text:span><text:span text:style-name="CharStyle16">Moses,</text:span><text:span text:style-name="CharStyle12"> who </text:span><text:span text:style-name="CharStyle16">used to hang a veil over his face</text:span><text:span text:style-name="CharStyle12"> to keep the chil­dren of Israel from gazing at the</text:span></text:p>
          </text:list-item>
          <text:list-item>
            <text:p text:style-name="P78"><text:span text:style-name="CharStyle12"><text:tab/>last rays of a fading glory. Be­sides, their minds were dulled, for to this very day, when the Old Testament is read aloud, the same veil hangs. Veiled from them the fact that the glory</text:span></text:p>
          </text:list-item>
          <text:list-item>
            <text:p text:style-name="P78"><text:span text:style-name="CharStyle12"><text:tab/>fades in Christ! Yes, down to this day, whenever Moses is read aloud, the veil rests on their</text:span></text:p>
          </text:list-item>
          <text:list-item>
            <text:p text:style-name="P49"><text:span text:style-name="CharStyle24"><text:tab/>heart; though </text:span><text:span text:style-name="CharStyle23">whenever they turn to the Lord, the veil is re-</text:span></text:p>
          </text:list-item>
          <text:list-item>
            <text:p text:style-name="P78"><text:span text:style-name="CharStyle16"><text:tab/>moved.</text:span><text:span text:style-name="CharStyle12"> (‘The Lord’ means the Spirit, and wherever the Spirit of the Lord is, there is open</text:span></text:p>
          </text:list-item>
          <text:list-item>
            <text:p text:style-name="P78"><text:span text:style-name="CharStyle12"><text:tab/>freedom.) But we all mirror </text:span><text:span text:style-name="CharStyle16">the glory of the Lord</text:span><text:span text:style-name="CharStyle12"> with face un­veiled, and so we are being transformed into the same like­ness as himself, passing from</text:span></text:p>
          </text:list-item>
        </text:list>
        <text:p text:style-name="P12"><text:span text:style-name="CharStyle12">one glory to another—for this comes of the Lord the Spirit.</text:span></text:p>
        <text:p text:style-name="P12"><text:span text:style-name="CharStyle12">Hence, as I hold this min- </text:span><text:span text:style-name="CharStyle25">a </text:span><text:span text:style-name="CharStyle12">istry by God’s mercy to me, I never lose heart in it;</text:span></text:p>
        <text:p text:style-name="P12"><text:span text:style-name="CharStyle12">I disown those practices which 2 very shame conceals from view;</text:span></text:p>
        <text:p text:style-name="P12"><text:span text:style-name="CharStyle12">I do not go about it craftily; I do not falsify the word of God;</text:span></text:p>
        <text:p text:style-name="P12"><text:span text:style-name="CharStyle12">I state the truth openly and so commend myself to every man’s conscience before God. Even if 3 my gospel is veiled, it is only veiled in the case of the perish­ing; there the god of this world 4 has blinded the minds of unbe­lievers, to prevent their seeing the light thrown by the gospel of the glory of Christ, who is the likeness of God. (It is Christ 5 Jesus as Lord, not myself, that I proclaim; I am simply a servant of yours for Jesus’ sake.) For 6 God who said, “Light shall shine out of darkness,” has shone within my heart to illuminate men with the knowledge of God’s glory in the face of Christ.</text:span></text:p>
        <text:p text:style-name="P20"><text:span text:style-name="CharStyle12">But I possess this treasure in </text:span><text:span text:style-name="CharStyle13">7 </text:span><text:span text:style-name="CharStyle12">a frail vessel of earth, to show that the transcending power belongs to God, not to my­self; on every side I am har- </text:span><text:span text:style-name="CharStyle13">8 </text:span><text:span text:style-name="CharStyle12">ried but not hemmed in, per­plexed but not despairing, per- 9 secuted but not abandoned, struck down but not de­stroyed—</text:span></text:p>
        <text:p text:style-name="P30"><text:span text:style-name="CharStyle12">wherever I go, I am being 10 killed in the body as Jesus was,</text:span></text:p>
        <text:p text:style-name="P43"><text:span text:style-name="CharStyle12">so that the life of Jesus may come out in my body:</text:span></text:p>
        <text:p text:style-name="P20"><text:span text:style-name="CharStyle12">every day of my life I am n being given over to death for Jesus’ sake, so that the life of Jesus may come out within my mor­tal flesh.</text:span></text:p>
        <text:p text:style-name="P20"><text:span text:style-name="CharStyle12">In me then death is active, in 12</text:span></text:p>
        <text:list xml:id="list1530667199507423399" text:style-name="L7">
          <text:list-item>
            <text:p text:style-name="P91"><text:span text:style-name="CharStyle12"><text:tab/>you life. But since our spirit of faith is the same, therefore— as it is written </text:span><text:span text:style-name="CharStyle16">I believed and so</text:span></text:p>
          </text:list-item>
          <text:list-item>
            <text:p text:style-name="P92"><text:span text:style-name="CharStyle12"><text:tab/></text:span><text:span text:style-name="CharStyle16">I spoke</text:span><text:span text:style-name="CharStyle12">—I too believe and so I speak, sure that He who raised the Lord Jesus will raise me too with Jesus and set me at your</text:span></text:p>
          </text:list-item>
        </text:list>
        <text:p text:style-name="P29"><text:span text:style-name="CharStyle12">13 side in his presence. It is all in your interests, so that the more grace abounds, the more thanks­giving may rise and redound to</text:span></text:p>
        <text:list xml:id="list3885586117220575886" text:style-name="L8">
          <text:list-item>
            <text:p text:style-name="P93"><text:span text:style-name="CharStyle12"><text:tab/>the glory of God. Hence I never lose heart; though my outward man decays, my inner man is renewed day after day.</text:span></text:p>
          </text:list-item>
          <text:list-item>
            <text:p text:style-name="P93"><text:span text:style-name="CharStyle12"><text:tab/>The slight trouble of the pass­ing hour results in a solid glory</text:span></text:p>
          </text:list-item>
          <text:list-item>
            <text:p text:style-name="P93"><text:span text:style-name="CharStyle12"><text:tab/>past all comparison, for those of us whose eyes are on the un­seen, not on the seen; for the seen is transient, the unseen eternal.</text:span></text:p>
          </text:list-item>
        </text:list>
        <text:p text:style-name="Body_20_text_20__28_4_29__20__2b__20_DropCap2">5<text:span text:style-name="CharStyle8">1 know that if this earthly tent of mine is taken down, I get a home from God, made by no human hands, eternal in 2 the heavens. It makes me sigh, indeed, this yearning to be un­der cover of my heavenly habi- 3 tation, since I am sure that once so covered I shall not be ‘naked’ at the hour of death. 4 I do sigh within this tent of mine with heavy anxiety—not that I want to be stripped, no, but to be under cover of the other, to have my mortal element S absorbed by life. I am prepared for this change by God, who has given me the Spirit as its 6 pledge and instalment. Come what may, then, I am confident; I know that while I reside in the body I am away from the </text:span><text:span text:style-name="CharStyle27">7</text:span><text:span text:style-name="CharStyle8"> Lord (for I have to lead my life in faith, without seeing him): 8 </text:span><text:span text:style-name="CharStyle28">and </text:span><text:span text:style-name="CharStyle8">in this confidence fain would I get away from the body 9 and reside with the Lord. Hence also I am eager to satisfy him, whether in the body or away </text:span><text:span text:style-name="CharStyle10">10</text:span><text:span text:style-name="CharStyle8"> from it; for we have all to ap­</text:span></text:p>
        <text:p text:style-name="P26"><text:span text:style-name="CharStyle12">pear without disguise before the tribunal of Christ, each to be requited for what he has done with his body, well or ill.</text:span></text:p>
        <text:p text:style-name="P33"><text:span text:style-name="CharStyle12">If I ‘appeal to the interests of 11 men,’ then, it is with the fear of the Lord before my mind. What I am is plain to God without disguise, plain also, I trust, to your own conscience. This is 12 not ‘recommending myself to you again’; it is giving you an incentive to be proud of me, which you can use against men who are proud of externals in­stead of the inward reality. ‘I 13 am beside myself,’ am I? Well, that is between myself and God.</text:span></text:p>
        <text:p text:style-name="P12"><text:span text:style-name="CharStyle12">I am ‘sane,’ am I? Well, that is in your interests; for I am con- 14 trolled by the love of Christ, convinced that as One has died for all, then all have died, and </text:span><text:span text:style-name="CharStyle29">15 </text:span><text:span text:style-name="CharStyle12">that he died for all in order to have the living live no longer for themselves but for him who died and rose for them. Once </text:span><text:span text:style-name="CharStyle29">16 </text:span><text:span text:style-name="CharStyle12">convinced of this, then, I esti­mate no one by what is external; even though I once estimated Christ by what is external, I no longer estimate him thus. There </text:span><text:span text:style-name="CharStyle29">17 </text:span><text:span text:style-name="CharStyle12">is a new creation whenever a man comes to be in Christ; what is old is gone, the new has come.</text:span></text:p>
        <text:p text:style-name="P12"><text:span text:style-name="CharStyle12">It is all the doing of the God 18 who has reconciled me to him­self through Christ and has per­mitted me to be a minister of his reconciliation. For in Christ 19 God reconciled the world to himself instead of counting men’s trespasses against them; and he has entrusted me with the message of his reconcilia­tion.</text:span></text:p>
        <text:p text:style-name="P34"><text:span text:style-name="CharStyle12">So I am an envoy for Christ, 20 God appealing by me, as it were —be reconciled to God, I en­treat you on behalf of Christ. For our sakes He made him to 21</text:span></text:p>
        <text:p text:style-name="P13"><text:span text:style-name="CharStyle12">be sin who himself knew noth­ing of sin, so that in him we might become the righteousness of God. I appeal to you too, as a worker with God, do not receive the grace of God</text:span></text:p>
        <text:list xml:id="list3762610717429238310" text:style-name="L9">
          <text:list-item>
            <text:p text:style-name="P73"><text:span text:style-name="CharStyle12"><text:tab/>in vain. (He saith,</text:span></text:p>
          </text:list-item>
        </text:list>
        <text:p text:style-name="P41"><text:span text:style-name="CharStyle23">I have heard you in the time of favour,</text:span></text:p>
        <text:p text:style-name="P41"><text:span text:style-name="CharStyle23">and helped you on the day of salvation.</text:span></text:p>
        <text:p text:style-name="P17"><text:span text:style-name="CharStyle24">Well, here is </text:span><text:span text:style-name="CharStyle23">the time of favour, </text:span><text:span text:style-name="CharStyle24">here is </text:span><text:soft-page-break/><text:span text:style-name="CharStyle23">the day of salvation.)</text:span></text:p>
        <text:list xml:id="list170749506458506" text:continue-numbering="true" text:style-name="L9">
          <text:list-item>
            <text:p text:style-name="P73"><text:span text:style-name="CharStyle12"><text:tab/>I put no obstacle in the path of any, so that my ministry</text:span></text:p>
          </text:list-item>
          <text:list-item>
            <text:p text:style-name="P73"><text:span text:style-name="CharStyle12"><text:tab/>may not be discredited; I prove myself at all points a true minis­ter of God, by my great en­durance, by suffering, by</text:span></text:p>
          </text:list-item>
          <text:list-item>
            <text:p text:style-name="P73"><text:span text:style-name="CharStyle12"><text:tab/>troubles, by calamities, by lash­es, by imprisonment; mobbed,</text:span></text:p>
          </text:list-item>
          <text:list-item>
            <text:p text:style-name="P73"><text:span text:style-name="CharStyle12"><text:tab/>toiling, sleepless, starving; with innocence, insight, patience, kindness, the holy Spirit, un-</text:span></text:p>
          </text:list-item>
          <text:list-item>
            <text:p text:style-name="P73"><text:span text:style-name="CharStyle12"><text:tab/>affected love, true words, the power of God; with the weapons of integrity for attack or for</text:span></text:p>
          </text:list-item>
          <text:list-item>
            <text:p text:style-name="P73"><text:span text:style-name="CharStyle12"><text:tab/>defence, amid honour and dis­honour, amid evil report and good report, an ‘impostor’ but</text:span></text:p>
          </text:list-item>
          <text:list-item>
            <text:p text:style-name="P83"><text:span text:style-name="CharStyle12"><text:tab/>honest, ‘unknown’ but well- known, </text:span><text:span text:style-name="CharStyle16">dying</text:span><text:span text:style-name="CharStyle12"> but here I am </text:span><text:span text:style-name="CharStyle16">alive, chastened hut not killed,</text:span></text:p>
          </text:list-item>
          <text:list-item>
            <text:p text:style-name="P79"><text:span text:style-name="CharStyle12"><text:tab/>grieved but always glad, a ‘pauper’ but the means of wealth to many, without a penny but possessed of everything.</text:span></text:p>
          </text:list-item>
          <text:list-item>
            <text:p text:style-name="P77"><text:span text:style-name="CharStyle12"><text:tab/></text:span><text:span text:style-name="CharStyle13">0</text:span><text:span text:style-name="CharStyle12"> Corinthians, I am keeping nothing back from you; my</text:span></text:p>
          </text:list-item>
          <text:list-item>
            <text:p text:style-name="P79"><text:span text:style-name="CharStyle12"><text:tab/></text:span><text:span text:style-name="CharStyle16">heart is unde open</text:span><text:span text:style-name="CharStyle12"> for you. ‘Re­straint’?—that lies with you, not</text:span></text:p>
          </text:list-item>
          <text:list-item>
            <text:p text:style-name="P79"><text:span text:style-name="CharStyle12"><text:tab/>me. A fair exchange now, as the children say! Open your hearts wide to me.</text:span></text:p>
          </text:list-item>
          <text:list-item>
            <text:p text:style-name="P79"><text:span text:style-name="CharStyle12"><text:tab/>[Keep out of all incongruous ties with unbelievers.</text:span></text:p>
          </text:list-item>
        </text:list>
        <text:p text:style-name="P45"><text:span text:style-name="CharStyle12">What have righteousness and iniquity in common, or how can light associate with darkness?</text:span></text:p>
        <text:p text:style-name="P40"><text:span text:style-name="CharStyle12">What harmony can there be IS<text:line-break/>between Christ and Belial,<text:line-break/>or what business has a be-<text:line-break/>liever with an unbeliever?</text:span></text:p>
        <text:p text:style-name="P30"><text:span text:style-name="CharStyle12">What compact can there be 16 between God’s temple and idols?</text:span></text:p>
        <text:p text:style-name="P20"><text:span text:style-name="CharStyle12">For we are the temple of the living God—as God has said,</text:span></text:p>
        <text:p text:style-name="P31"><text:span text:style-name="CharStyle23">I will dwell and move among them,</text:span></text:p>
        <text:p text:style-name="P42"><text:span text:style-name="CharStyle31">1</text:span><text:span text:style-name="CharStyle23"> will be their God and they shall be my people.</text:span></text:p>
        <text:p text:style-name="P31"><text:span text:style-name="CharStyle24">Therefore </text:span><text:span text:style-name="CharStyle23">come away from</text:span><text:span text:style-name="CharStyle24"> 1</text:span><text:span text:style-name="CharStyle32">7 </text:span><text:span text:style-name="CharStyle23">these,</text:span></text:p>
        <text:p text:style-name="P35"><text:span text:style-name="CharStyle23">separate, saith the Lord, touch not what is unclean; then </text:span><text:span text:style-name="CharStyle31">1</text:span><text:span text:style-name="CharStyle23"> will receive you,</text:span></text:p>
        <text:p text:style-name="P27"><text:span text:style-name="CharStyle31">1</text:span><text:span text:style-name="CharStyle23"> will be a Father</text:span><text:span text:style-name="CharStyle24"> to you, 18 and you shall be </text:span><text:span text:style-name="CharStyle23">my sons and daughters, saith the Lord almighty.</text:span></text:p>
        <text:p text:style-name="P19"><text:span text:style-name="CharStyle12">As these great promises are </text:span><text:span text:style-name="CharStyle16">rm </text:span><text:span text:style-name="CharStyle12">ours, beloved, let us cleanse • ourselves from everything that contaminates either flesh or spirit; let us be fully consecrated by reverence for God].* Make 2 a place for me in your hearts;</text:span></text:p>
        <text:p text:style-name="P26"><text:span text:style-name="CharStyle12">I have wronged no one, ruined no one, taken advantage of no one.</text:span></text:p>
        <text:p text:style-name="P19"><text:span text:style-name="CharStyle12">I am not saying this to con- 3 demn you. Condemn you? Why, I repeat, you are in my very heart, and you will be there in death and life alike. I have 4 absolute confidence in you, I am indeed proud of you, you are a perfect comfort to me, I am overflowing with delight, for all the trouble I have had to bear. For I got no relief from 3 the strain of things, even when I reached Macedonia; it was trouble at every turn, wrangling all round me, fears in my own mind. But the God who com- 6</text:span></text:p>
        <text:p text:style-name="P46"><text:span text:style-name="CharStyle34">* This bracketed paragraph (vi. 14- vii. 1) belongs to some other part of Paul’s correspondence with the Corinthian church.</text:span></text:p>
      </text:section>
      <text:section text:style-name="Sect4" text:name="Section5">
        <text:p text:style-name="P70"><text:span text:style-name="CharStyle12">forts the dejected comforted</text:span></text:p>
        <text:list xml:id="list2541218365024342891" text:style-name="L10">
          <text:list-item>
            <text:p text:style-name="P85"><text:span text:style-name="CharStyle12"><text:tab/>me by the arrival of Titus. Yes, and by more than his arrival, by the comfort which you had been to him; for he gave me such a report of how you longed for me, how sorry you were, and how eagerly you took my part, that it added to my de-</text:span></text:p>
          </text:list-item>
          <text:list-item>
            <text:p text:style-name="P74"><text:span text:style-name="CharStyle12"><text:tab/>light. In fact, if I did pain you by that letter, I do not regret it. I did regret it when I dis­covered* that my letter had pained you even for the time</text:span></text:p>
          </text:list-item>
          <text:list-item>
            <text:p text:style-name="P84"><text:span text:style-name="CharStyle12"><text:tab/>being, but I am glad now—not glad that you were pained but glad that your pain induced you to repent. For you were pained as God meant you to be pained, and so you got no harm from</text:span></text:p>
          </text:list-item>
          <text:list-item>
            <text:p text:style-name="P80"><text:span text:style-name="CharStyle12"><text:tab/>what I did; the pain God is al­lowed to guide ends in a saving repentance never to be regret­ted, whereas the world’s pain</text:span></text:p>
          </text:list-item>
        </text:list>
        <text:p text:style-name="P23"><text:span text:style-name="CharStyle12">n ends in death. See what this pain divine has done for you, how serious it has made you, how keen to clear your­selves, how indignant, how alarmed, how eager for me, how determined, how relentless! You have shown in every way that you were honest in the business.</text:span></text:p>
        <text:list xml:id="list2919800760587536754" text:style-name="L11">
          <text:list-item>
            <text:p text:style-name="P81"><text:span text:style-name="CharStyle12"><text:tab/>So my letter was written to you, not on account of the offender nor for the sake of the injured party, but in order to let you realize before God how seriously</text:span></text:p>
          </text:list-item>
          <text:list-item>
            <text:p text:style-name="P81"><text:span text:style-name="CharStyle12"><text:tab/>you do care for me. That is what comforts me.</text:span></text:p>
          </text:list-item>
        </text:list>
        <text:p text:style-name="P32"><text:span text:style-name="CharStyle12">Over and above my personal comfort, I was specially de­lighted at the delight of Titus. You have all set his mind at</text:span></text:p>
        <text:list xml:id="list170749379206286" text:continue-numbering="true" text:style-name="L11">
          <text:list-item>
            <text:p text:style-name="P86"><text:span text:style-name="CharStyle12"><text:tab/>rest. I had told him of my pride </text:span><text:span text:style-name="CharStyle35">in you, </text:span><text:span text:style-name="CharStyle12">and </text:span><text:span text:style-name="CharStyle35">I </text:span><text:span text:style-name="CharStyle12">have not been disappointed. No, just as all I have had to say to you has</text:span></text:p>
          </text:list-item>
        </text:list>
        <text:p text:style-name="P16"><text:span text:style-name="CharStyle34">* Reading pXincov with the Vulgate,</text:span></text:p>
        <text:p text:style-name="P14"><text:span text:style-name="CharStyle34">which “alone has preserved the true read­ing, </text:span><text:span text:style-name="CharStyle36">w</text:span><text:span text:style-name="CharStyle34"> being read as o&gt;” (Hort).</text:span></text:p>
        <text:p text:style-name="P39"><text:span text:style-name="CharStyle12">been true, so all I said about you to Titus, all my pride in you, has also proved true.</text:span></text:p>
        <text:p text:style-name="P11"><text:span text:style-name="CharStyle12">His own heart goes out to 15 you all the more when he re­members how you all obeyed him, and how you received him with reverence and trembling.</text:span></text:p>
        <text:p text:style-name="P18"><text:span text:style-name="CharStyle12">I am glad indeed to have full 16 confidence in you.</text:span></text:p>
        <text:p text:style-name="P38"><text:span text:style-name="CharStyle12">Now, brothers, I have too tell you about the grace God O has given to the churches of Macedonia. Amid a severe 2 ordeal of trouble, their overflow- ing joy and their deep poverty together have poured out a flood of rich generosity; I can testify 3 that up to their means, aye and beyond their means, they have given—begging me of their own 4 accord, most urgently, for the favour of contributing to the support of the saints. They 5 have done more than I expected; they gave themselves to the Lord, to begin with, and then (for so God willed it) they put themselves at my disposal. This 6 has led me to ask Titus to com­plete the arrangements for the same gracious contribution among yourselves, as it was he who started it. Now then, you 7 are to the front in everything, in faith, in utterance, in knowl­edge, in all zeal, and in love for us * —do come to the front in this gracious enterprise as well.</text:span></text:p>
        <text:p text:style-name="P38"><text:span text:style-name="CharStyle12">I am not issuing any orders, 8 only using the zeal of others to prove hpw sterling your own love is. (You know how gracious 9 our Lord Jesus Christ was; rich though he was, he became poor for the sake of you, that by his poverty you might be rich.) But 10 I will tell you what I think about it; it is to your interest </text:span><text:span text:style-name="CharStyle37">* Reading ££ tipuSv Iv </text:span><text:span text:style-name="CharStyle38">^hlv.</text:span></text:p>
        <text:p text:style-name="P97"><text:span text:style-name="CharStyle12">to go on with this enterprise, for you started it last year, you were the first not merely to do anything but to want to</text:span></text:p>
        <text:list xml:id="list165408156409308" text:style-name="L10">
          <text:list-item>
            <text:p text:style-name="P58"><text:span text:style-name="CharStyle12"><text:tab/>do anything. Now, carry it through, so that your readiness to take it up may be equalled by the way you carry it through —so far as your means al-</text:span></text:p>
          </text:list-item>
          <text:list-item>
            <text:p text:style-name="P59"><text:span text:style-name="CharStyle12"><text:tab/>low. If only one is ready to give according to his means, it is acceptable; he is not asked to</text:span></text:p>
          </text:list-item>
          <text:list-item>
            <text:p text:style-name="P59"><text:span text:style-name="CharStyle12"><text:tab/>give what he has not got. This does not mean that other people are to be relieved and you to</text:span></text:p>
          </text:list-item>
          <text:list-item>
            <text:p text:style-name="P60"><text:span text:style-name="CharStyle12"><text:tab/>suffer: it is a matter of give and take; at the present mo­ment your surplus goes to make up what they lack, in order that their surplus may go to make</text:span></text:p>
          </text:list-item>
          <text:list-item>
            <text:p text:style-name="P60"><text:span text:style-name="CharStyle12"><text:tab/>up what you lack. Thus it is to give and take—as it is writ­ten,</text:span></text:p>
          </text:list-item>
        </text:list>
        <text:p text:style-name="P37"><text:span text:style-name="CharStyle23">He who got much had nothing over,</text:span></text:p>
        <text:p text:style-name="P37"><text:span text:style-name="CharStyle23">and he who got little had not too little.</text:span></text:p>
        <text:list xml:id="list170748562287872" text:continue-numbering="true" text:style-name="L10">
          <text:list-item>
            <text:p text:style-name="P61"><text:span text:style-name="CharStyle12"><text:tab/>Thanks be to God who has inspired Titus with an interest</text:span></text:p>
          </text:list-item>
          <text:list-item>
            <text:p text:style-name="P62"><text:span text:style-name="CharStyle12"><text:tab/>in you equal to my own; he has indeed responded to my re­quest, but he is off to you by his own choice, so keen is his</text:span></text:p>
          </text:list-item>
          <text:list-item>
            <text:p text:style-name="P62"><text:span text:style-name="CharStyle12"><text:tab/>interest in you. Along with him I am sending that brother whose services to the gospel are</text:span></text:p>
          </text:list-item>
          <text:list-item>
            <text:p text:style-name="P62"><text:span text:style-name="CharStyle12"><text:tab/>praised by all the churches; be­sides, he has been appointed by the churches to travel with me on the business of administering this fund to the glory of the Lord himself. His appointment</text:span></text:p>
          </text:list-item>
          <text:list-item>
            <text:p text:style-name="P63"><text:span text:style-name="CharStyle12"><text:tab/>has my full consent, for I want to take precautions against any risk of suspicion in connection with the administration of this</text:span></text:p>
          </text:list-item>
          <text:list-item>
            <text:p text:style-name="P63"><text:span text:style-name="CharStyle12"><text:tab/>charity; I aim at being above reproach not only from God but also from men.</text:span></text:p>
          </text:list-item>
          <text:list-item>
            <text:p text:style-name="P61"><text:span text:style-name="CharStyle12"><text:tab/>Along with them I am also sending our brother: I have- had</text:span></text:p>
          </text:list-item>
        </text:list>
        <text:p text:style-name="P12"><text:span text:style-name="CharStyle12">ample proof of his keen interest on many occasions, and it is specially keen on this occasion, as he has absolute confidence in you. Titus is my colleague, 23 he shares my work for you, and these brothers of mine are apostles of the church, a credit to Christ. So let them have 24 proof of how you can love, and of my reasons for being proud of you; it will be a proof read by the churches.</text:span></text:p>
        <text:p text:style-name="P19"><text:span text:style-name="CharStyle12">Indeed it is quite superflu- </text:span><text:span text:style-name="CharStyle14">q </text:span><text:span text:style-name="CharStyle12">ous for me to be writing to </text:span><text:span text:style-name="CharStyle13">7 </text:span><text:span text:style-name="CharStyle12">you about this charitable serv­ice to the saints; I know how 2 willing you are, I am proud of it, I have boasted of you to the Macedonians: “Achaia,” I tell them, “was all ready last year.” And your zeal has been a stim­ulus to the majority of them. At 3 the same time I am sending these brothers just in case my pride in you should prove an empty boast in this particular instance; I want you to be “all ready,” as I have been telling them that you would be, in case 4 any Macedonians accompany me and find you are not ready— which would make me (not to speak of yourselves) ashamed of having been so sure. That is </text:span><text:span text:style-name="CharStyle13">5 </text:span><text:span text:style-name="CharStyle12">why I have thought it necessary to ask these brothers to go on in advance and get your promised contribution ready in good time. I want it to be forth­coming as a generous gift, not as money wrung out of you.</text:span></text:p>
        <text:p text:style-name="P22"><text:span text:style-name="CharStyle12">Mark this: he who sows spar- 6 ingly will reap sparingly, and he who sows generously will reap a generous harvest. Everyone </text:span><text:span text:style-name="CharStyle16">^ </text:span><text:span text:style-name="CharStyle12">is to give what he has made up his mind to give; there is to be no grudging or compulsion about it, for God loves the giver who gives cheerfully. God is able to 8</text:span></text:p>
        <text:p text:style-name="P36"><draw:frame draw:style-name="fr2" draw:name="14" text:anchor-type="paragraph" svg:x="2.2807in" svg:y="4.6736in" svg:width="0.2634in" svg:height="0.0161in" draw:z-index="1"><draw:image xlink:href="Pictures/10000000000000280000001AA44D2AA7.jpg" xlink:type="simple" xlink:show="embed" xlink:actuate="onLoad"/><draw:contour-polygon svg:width="0.263in" svg:height="0.1728in" svg:viewBox="0 0 668 439" draw:points="0,0 668,0 668,439 0,439" draw:recreate-on-edit="true"/></draw:frame><text:span text:style-name="CharStyle12">bless you with ample means, so that you may always have quite enough for any emergency of your own and ample besides for</text:span></text:p>
        <text:list xml:id="list165407931444731" text:style-name="L2">
          <text:list-item>
            <text:p text:style-name="P75"><text:span text:style-name="CharStyle12"><text:tab/>any kind act to others; as it is written,</text:span></text:p>
          </text:list-item>
        </text:list>
        <text:p text:style-name="P44"><text:span text:style-name="CharStyle23">He scatters his gifts to the poor broadcast, his charity lasts for ever.</text:span></text:p>
        <text:list xml:id="list170747939466671" text:continue-numbering="true" text:style-name="L2">
          <text:list-item>
            <text:p text:style-name="P87"><text:span text:style-name="CharStyle12"><text:tab/>He who furnishes the sower with seed and with bread to eat will supply seed for you and multi­ply it; he will increase the crop</text:span></text:p>
          </text:list-item>
          <text:list-item>
            <text:p text:style-name="P87"><text:span text:style-name="CharStyle12"><text:tab/>of your charities—you will be enriched on all hands, so that you can be generous on all oc­casions, and your generosity, of which I am the agent, will make</text:span></text:p>
          </text:list-item>
          <text:list-item>
            <text:p text:style-name="P87"><text:span text:style-name="CharStyle12"><text:tab/>men give thanks to God; for the service rendered by this fund does more than supply the wants of the saints, it overflows with many a cry of thanks to</text:span></text:p>
          </text:list-item>
          <text:list-item>
            <text:p text:style-name="P87"><text:span text:style-name="CharStyle12"><text:tab/>God. This service shows what you are, it makes men praise God for the way you have come under the gospel of Christ which you confess, and for the gen­erosity of your contributions to</text:span></text:p>
          </text:list-item>
          <text:list-item>
            <text:p text:style-name="P82"><text:span text:style-name="CharStyle12"><text:tab/>themselves and to all; they are drawn to you and pray for you, on account of the surpassing grace which God has shown to</text:span></text:p>
          </text:list-item>
          <text:list-item>
            <text:p text:style-name="P90"><text:span text:style-name="CharStyle12"><text:tab/>you. Thanks be to God for his unspeakable gift!</text:span></text:p>
          </text:list-item>
        </text:list>
        <text:p text:style-name="P11"><text:span text:style-name="CharStyle12">I appeal to you myself by the gentleness and consid­eration of Christ—the Paul who is ‘humble enough to your face when he is with you, but out­spoken enough when he gets away</text:span></text:p>
        <text:list xml:id="list804033736946264902" text:style-name="L12">
          <text:list-item>
            <text:p text:style-name="P88"><text:span text:style-name="CharStyle12"><text:tab/>from you.’ I beg of you that when I do come I may not have to speak out and be peremptory; but my mind is made up to tackle certain people who have made up their minds that I move on the low level of the</text:span></text:p>
          </text:list-item>
          <text:list-item>
            <text:p text:style-name="P89"><text:span text:style-name="CharStyle12"><text:tab/>flesh. I do live in the flesh, but I do not make war as the flesh</text:span></text:p>
          </text:list-item>
        </text:list>
        <text:p text:style-name="P12"><text:span text:style-name="CharStyle12">does; the weapons of my warfare 4 are not weapons of the flesh, but divinely strong to demolish for­tresses—I demolish theories and 5 any rampart thrown up to resist the knowledge of God, I take every project prisoner to make it obey Christ, I am prepared to 6 court-martial anyone who re­mains insubordinate, once your submission is complete.</text:span></text:p>
        <text:p text:style-name="P33"><text:span text:style-name="CharStyle12">Look at this obvious fact. So- 7 and-so is perfectly sure he ‘be­longs to Christ’? Well then, let him understand, on second thoughts, that I ‘belong to Christ’ as much as he does. Even supposing I were to boast 8 somewhat freely of my authority (and the Lord gave it to me for building you up, not for de­molishing you), I would feel quite justified. But I am not 9 going to seem as if I were ‘over­awing you with a letter,’ so to speak. My opponent says, 10 ‘Paul’s letters are weighty and telling, but his personality is weak and his delivery is beneath contempt.’ Let him understand n that I will act when I arrive, as forcibly as I express myself by letter when I am absent. I 12 do not venture to class myself or to compare myself with certain exalted individuals! They be­long to the class of self-praisers; while I limit myself to my own sphere,* I compare myself with my own standards, and so my 13 boasting never goes beyond the limit—it is determined by the limits of the sphere marked out for me by God. That sphere stretches to include yourselves;</text:span></text:p>
        <text:p text:style-name="P12"><text:span text:style-name="CharStyle12">I am not overstepping the limit, 14 as if you lay beyond my sphere;</text:span></text:p>
        <text:p text:style-name="P12"><text:span text:style-name="CharStyle12">I was the very first to reach you with the gospel of Christ. I do 15</text:span></text:p>
        <text:p text:style-name="P47"><text:span text:style-name="CharStyle34">* Omitting: </text:span><text:span text:style-name="CharStyle41">oft </text:span><text:span text:style-name="CharStyle42">aw</text:span><text:span text:style-name="CharStyle41">loftoiv<text:tab/></text:span><text:span text:style-name="CharStyle34">Se with</text:span></text:p>
        <text:p text:style-name="P15"><text:span text:style-name="CharStyle34">D* etc.</text:span></text:p>
      </text:section>
      <text:section text:style-name="Sect4" text:name="Section6">
        <text:p text:style-name="P71"><text:span text:style-name="CharStyle12">not boast beyond my limits in a sphere where other men have done the work; my hope rather is that the growth of your faith will allow me to enlarge the range of my appointed sphere</text:span></text:p>
        <text:list xml:id="list165406922111569" text:style-name="L2">
          <text:list-item>
            <text:p text:style-name="P87"><text:span text:style-name="CharStyle12"><text:tab/>and to preach the gospel in lands that lie beyond you in­stead of boasting within an­other’s province over work that</text:span></text:p>
          </text:list-item>
          <text:list-item>
            <text:p text:style-name="P50"><text:span text:style-name="CharStyle24"><text:tab/>is already done. However, </text:span><text:span text:style-name="CharStyle23">let him who boasts boast of the</text:span></text:p>
          </text:list-item>
          <text:list-item>
            <text:p text:style-name="P87"><text:span text:style-name="CharStyle12"><text:tab/></text:span><text:span text:style-name="CharStyle16">Lord;</text:span><text:span text:style-name="CharStyle12"> for it is not the self- praiser with his own recom­mendations who is accepted, it is the man whom the Lord recommends.</text:span></text:p>
          </text:list-item>
        </text:list>
        <text:p text:style-name="Body_20_text_20__28_2_29__20__2b__20_DropCap1">n<text:span text:style-name="CharStyle12">l wish you would put up with a little ‘folly’ from me. 2 Do put up with me, for I feel a divine jealousy on your be­half; I betrothed you as a chaste maiden to present you to your </text:span><text:span text:style-name="CharStyle13">3</text:span><text:span text:style-name="CharStyle12"> one husband Christ, but I am afraid of your thoughts getting seduced from single devotion to Christ, just as </text:span><text:span text:style-name="CharStyle16">the serpent be­guiled</text:span><text:span text:style-name="CharStyle12"> Eve with his cunning. 4 You put up with it all right, when some interloper preaches a second Jesus (not the Jesus I preached), or when you are treated to a Spirit different from the Spirit you once received, and to a different gospel from what I gave you! Why not put 5 up with me? I hold I am not one whit inferior to these 6 precious ‘apostles’! I am no speaker, perhaps, but knowledge I do possess; I never failed to make myself intelligible to you.</text:span></text:p>
        <text:p text:style-name="P13"><text:span text:style-name="CharStyle12">7 But perhaps I did wrong in taking a humble place that you might have a high one—I mean, in preaching the gospel of God 8 to you for nothing! I made a levy on other churches, I took pay from them so as to minister 9 to you; even when I ran short,</text:span></text:p>
        <text:p text:style-name="P12"><text:span text:style-name="CharStyle12">during my stay with you, I was no encumbrance to anybody, for the brothers who came from Macedonia supplied my wants. Thus I kept myself, as </text:span><text:span text:style-name="CharStyle13">1</text:span><text:span text:style-name="CharStyle12"> intend to keep myself, from being a burden to you in any way. By io the truth of Christ within me,</text:span></text:p>
        <text:p text:style-name="P12"><text:span text:style-name="CharStyle12">I am going to make this my pride and boast unchecked throughout the regions of Acha- ia! Why? Because I do not </text:span><text:span text:style-name="CharStyle14">ii </text:span><text:span text:style-name="CharStyle12">love you? God knows I do. No, 12 I intend to go on as I am doing, in order to checkmate those who would fain make out that in the apostolate of which they boast they work on the same terms as I do. ‘Apostles’? </text:span><text:span text:style-name="CharStyle21">13 </text:span><text:span text:style-name="CharStyle12">They are spurious apostles, false workmen—they are masquerad­ing as ‘apostles of Christ.’ No 14 wonder they do, for Satan him­self masquerades as an angel of light. So it is no surprise if his </text:span><text:span text:style-name="CharStyle21">15 </text:span><text:span text:style-name="CharStyle12">ministers also masquerade as ministers of righteousness. Their doom will answer to their deeds.</text:span></text:p>
        <text:p text:style-name="P20"><text:span text:style-name="CharStyle12">I repeat, no one is to think me 16 a fool; but even so, pray bear with me, fool as I am, that I may have my little boast as well as others! (What I am now going 17 to say is not inspired by the Lord: I am in the role of a ‘fool,’ now, on this business of boasting. Since many boast on 18 the score of the flesh, I will do the same.) You put up with 19 fools so readily, you who know so much! You put up with a 20 man who assumes control of your souls, with a man who spends your money, with a man who dupes you, with a man who gives himself airs, with a man who flies in your face. I am </text:span><text:span text:style-name="CharStyle13">31 </text:span><text:span text:style-name="CharStyle12">quite ashamed to say I was not equal to that sort of thing!</text:span></text:p>
        <text:p text:style-name="P20"><text:span text:style-name="CharStyle12">Let them vaunt as they please,</text:span></text:p>
        <text:p text:style-name="P12"><text:span text:style-name="CharStyle12">I am equal to them (mind, this</text:span></text:p>
      </text:section>
      <text:section text:style-name="Sect4" text:name="Section7">
        <text:list xml:id="list1434445116321401472" text:style-name="L13">
          <text:list-item>
            <text:p text:style-name="P96"><text:span text:style-name="CharStyle12"><text:tab/>is the role of a fool!). Are they Hebrews? so am I. Israelites? so am I. Descended from Abra-</text:span></text:p>
          </text:list-item>
          <text:list-item>
            <text:p text:style-name="P94"><text:span text:style-name="CharStyle12"><text:tab/>ham? so am I. Ministers of Christ? yes perhaps, but not so much as I am (I am mad to talk like this!), with all my labours, with all my lashes, with all my time in prison—a record longer far than theirs. I have been often at the</text:span></text:p>
          </text:list-item>
          <text:list-item>
            <text:p text:style-name="P95"><text:span text:style-name="CharStyle12"><text:tab/>point of death; five times have I had forty lashes (all but one)</text:span></text:p>
          </text:list-item>
          <text:list-item>
            <text:p text:style-name="P95"><text:span text:style-name="CharStyle12"><text:tab/>from the Jews, three times I have been beaten by the Ro­mans, once pelted with stones, three times shipwrecked, adrift at sea for a whole night and</text:span></text:p>
          </text:list-item>
          <text:list-item>
            <text:p text:style-name="P95"><text:span text:style-name="CharStyle12"><text:tab/>day; I have been often on my travels, I have been in danger from rivers and robbers, in danger from Jews and Gentiles, through dangers of town and of desert, through dangers on the sea, through dangers among false</text:span></text:p>
          </text:list-item>
          <text:list-item>
            <text:p text:style-name="P95"><text:span text:style-name="CharStyle12"><text:tab/>brothers—through labour and hardship, through many a sleep­less night, through hunger and thirst, starving many a time,</text:span></text:p>
          </text:list-item>
          <text:list-item>
            <text:p text:style-name="P48"><text:span text:style-name="CharStyle45"><text:tab/>cold and ill-clad, and all the rest of it. And then there is the pressing business of each day,</text:span></text:p>
          </text:list-item>
          <text:list-item>
            <text:p text:style-name="P95"><text:span text:style-name="CharStyle12"><text:tab/>the care of all the churches. For who is weak, and I do not feel his weakness? Whose faith is hurt, and I am not aglow with</text:span></text:p>
          </text:list-item>
          <text:list-item>
            <text:p text:style-name="P95"><text:span text:style-name="CharStyle12"><text:tab/>indignation? If there is to be any boasting, 1 will boast of what I am weak enough to suf-</text:span></text:p>
          </text:list-item>
          <text:list-item>
            <text:p text:style-name="P95"><text:span text:style-name="CharStyle12"><text:tab/>fer! The God and Father of the Lord Jesus, He who is blessed for ever, He knows I am</text:span></text:p>
          </text:list-item>
          <text:list-item>
            <text:p text:style-name="P48"><text:span text:style-name="CharStyle45"><text:tab/>telling the truth! (At Damascus the ethnarch of king Aretas had patrols out in the city of the</text:span></text:p>
          </text:list-item>
          <text:list-item>
            <text:p text:style-name="P95"><text:span text:style-name="CharStyle12"><text:tab/>Damascenes to arrest me, but I was lowered in a basket from a loophole in the wall, and so managed to escape his clutches.)</text:span></text:p>
          </text:list-item>
        </text:list>
        <text:p text:style-name="P19"><text:span text:style-name="CharStyle12">There is nothing to be T </text:span><text:span text:style-name="CharStyle16">e\ </text:span><text:span text:style-name="CharStyle12">gained by this sort of thing, A “ but, as I am obliged to boast, I will go on to visions and revela­tions of the Lord. I know a man 2 in Christ who fourteen years ago was caught up to the third heaven. In the body or out of the body? That I do not know: God knows. I simply know that 3 in the body or out of the body (God knows which) this man was 4 caught up to paradise and heard sacred secrets which no human lips can repeat. Of an ex- 5 perienee like that I am prepared to boast, but not of myself per­sonally—not except as regards my weaknesses. (If I did care to 6 boast of other things, I would be no ‘fool,’ for I would have a true tale to tell; however, I abstain from that—I want no one to take me for more than he can see in me or make out from me.) My wealth of visions might 7 have puffed me up, so I was given a thorn in the flesh, an angel of Satan to rack me and keep me from being puffed up; three times over I prayed the 8 Lord to relieve me of it, but he 9 told me, “It is enough for you to have my grace: it is in weak­ness that my power is fully felt.”</text:span></text:p>
        <text:p text:style-name="P12"><text:span text:style-name="CharStyle12">So I am proud to boast of all my weakness, and thus to have the power of Christ resting on my life. It makes me content, 10 for Christ’s sake, with weakness, insults, trouble, persecution, and calamity; for I am strong just when I am weak.</text:span></text:p>
        <text:p text:style-name="P21"><text:span text:style-name="CharStyle12">Now this is playing the fool! 11 But you forced me to it, instead of coming forward yourselves and vouching for me. That was what I deserved; for, ‘nobody’ as I am, I am not one whit inferior to these precious ‘apostles.’ You </text:span><text:span text:style-name="CharStyle16">12</text:span></text:p>
        <text:p text:style-name="P98"><text:span text:style-name="CharStyle12">had all the miracles that mark an apostle done for you fully and patiently—miracles, won-</text:span></text:p>
        <text:list xml:id="list8396463619610270142" text:style-name="L14">
          <text:list-item>
            <text:p text:style-name="P64"><text:span text:style-name="CharStyle12"><text:tab/>ders, and deeds of power. Where were you inferior to the rest of the churches?—unless in this, that your apostle did not choose to make himself a burden to you. Pray pardon me this ter­rible wrong!</text:span></text:p>
          </text:list-item>
          <text:list-item>
            <text:p text:style-name="P65"><text:span text:style-name="CharStyle12"><text:tab/>Here am I all ready to pay you my third visit. And I will not be a burden to you; I want yourselves and not your money. Children have not to put money by for their parents; that is what parents have to do for</text:span></text:p>
          </text:list-item>
          <text:list-item>
            <text:p text:style-name="P66"><text:span text:style-name="CharStyle12"><text:tab/>their children. And for your souls I will gladly spend my all and be spent myself. Am I to be loved the less because I love you more than others?</text:span></text:p>
          </text:list-item>
          <text:list-item>
            <text:p text:style-name="P65"><text:span text:style-name="CharStyle12"><text:tab/>But let that pass, you say; I was not a burden to you, no, but I was clever enough to dupe you</text:span></text:p>
          </text:list-item>
          <text:list-item>
            <text:p text:style-name="P66"><text:span text:style-name="CharStyle12"><text:tab/>with my tricks? Was I? Did I make something out of you by</text:span></text:p>
          </text:list-item>
          <text:list-item>
            <text:p text:style-name="P67"><text:span text:style-name="CharStyle12"><text:tab/>any of my messengers? I asked Titus to go, and with him I sent our brother. Titus did not make anything out of you, did he? And did not I act in the same spirit as he did? Did I not take the very same steps</text:span></text:p>
          </text:list-item>
        </text:list>
        <text:p text:style-name="P25"><text:span text:style-name="CharStyle12">9 You think all this time that I am defending myself to you? No, I am speaking in Christ be­fore the presence of God, and speaking every word, beloved,</text:span></text:p>
        <text:list xml:id="list1941581959032708079" text:style-name="L15">
          <text:list-item>
            <text:p text:style-name="P68"><text:span text:style-name="CharStyle12"><text:tab/>in order to build you up. For I am afraid I may perhaps come and find that you are not what I could wish, while you may find that I am not what you could wish; I fear to find quarrels, jeal­ousy, temper, rivalry, slanders, gossiping, arrogance, and dis-</text:span></text:p>
          </text:list-item>
          <text:list-item>
            <text:p text:style-name="P68"><text:span text:style-name="CharStyle12"><text:tab/>order, I fear that when I come back to you, my God may hu­</text:span></text:p>
          </text:list-item>
        </text:list>
        <text:p text:style-name="P26"><text:span text:style-name="CharStyle12">miliate me before you, and I may have to mourn for many who sinned some time ago and yet have never repented of their im­purity, their sexual vice and sensual practices.</text:span></text:p>
        <text:p text:style-name="P19"><text:span text:style-name="CharStyle12">This will be my third vis- "l *&gt; it to you: </text:span><text:span text:style-name="CharStyle16">every case is to be</text:span><text:span text:style-name="CharStyle12"> -J- O </text:span><text:span text:style-name="CharStyle16">decided on the evidence of two or of three witnesses.</text:span><text:span text:style-name="CharStyle12"> I warned 2 you already, on my second visit, and I warn you now before I come, both you who sinned some time ago and the rest of you as well, that I will spare no one if I come back. That will prove 3 to you that I am indeed a spokesman of Christ. It is no weak Christ you have to do with, but a Christ of power. For though he was crucified in 4 his weakness, he lives by the power of God; and though I am weak as he was weak, you will find I am alive as he is alive by the power of God. Put your- </text:span><text:span text:style-name="CharStyle13">5 </text:span><text:span text:style-name="CharStyle12">selves to the proof, not me; test yourselves, to see if you are in the faith. Do you not under­stand that Christ Jesus is within you? Otherwise you must be failures. But I trust you will 6 find I am no failure, and I pray </text:span><text:span text:style-name="CharStyle16">^ </text:span><text:span text:style-name="CharStyle12">to God that you may not go wrong—not to prove I am a suc­cess, that is not the point, but that you should come right, even if I seemed to be a failure. (Fail or succeed, I cannot work 8 against the truth but for it!) I 9 am glad to be weak if you are strong; mend your ways, that is all I beg of you. I am writing 10 thus to you in absence, so that when I do come I may not have to deal sharply with you; I have the Lord’s authority for that, but he gave it to me for building you up, not for demolishing you.</text:span></text:p>
        <text:p text:style-name="P28"><text:span text:style-name="CharStyle12">Now, brothers, good-bye; mend 11</text:span></text:p>
        <text:p text:style-name="P38"><text:span text:style-name="CharStyle12">your ways</text:span><text:span text:style-name="CharStyle12"><text:span text:style-name="T1">r</text:span></text:span><text:span text:style-name="CharStyle12"> listen to what I have told you, live in harmony, keep the peace; then the God of love and peace will be with you. is Salute one another with a holy kiss. All the saints salute you. 13 The grace of the Lord Jesus 14 Christ and the love of God and the fellowship of the holy Spirit be with you al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2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pt" fo:font-style="normal" style:text-underline-style="none" fo:font-weight="bold" style:font-name-asian="David" style:font-family-asian="David" style:font-size-asian="9pt" style:font-style-asian="normal" style:font-weight-asian="bold" style:font-name-complex="David" style:font-family-complex="David" style:font-size-complex="9pt" style:font-style-complex="normal" style:font-weight-complex="bold"/>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align="justify" style:justify-single-word="false" fo:text-indent="-0.22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6_29_" style:display-name="Body text (6)" style:family="paragraph" style:master-page-name="">
      <style:graphic-properties draw:fill="solid" draw:fill-color="#ffffff" draw:opacity="100%"/>
      <style:paragraph-properties fo:line-height="0.0866in" fo:text-align="justify" style:justify-single-word="false" style:page-number="auto" fo:background-color="#ffffff"/>
      <style:text-properties style:text-line-through-style="none" style:text-line-through-type="none" style:font-name="David" fo:font-family="David" fo:font-size="7.5pt" fo:font-style="normal" style:text-underline-style="none" fo:font-weight="bold" style:font-name-asian="David" style:font-family-asian="David" style:font-size-asian="7.5pt" style:font-style-asian="normal" style:font-weight-asian="bold" style:font-name-complex="David" style:font-family-complex="David" style:font-size-complex="7.5pt" style:font-style-complex="normal" style:font-weight-complex="bold"/>
    </style:style>
    <style:style style:name="Body_20_text_20__28_7_29_" style:display-name="Body text (7)" style:family="paragraph" style:master-page-name="">
      <style:graphic-properties draw:fill="solid" draw:fill-color="#ffffff" draw:opacity="100%"/>
      <style:paragraph-properties fo:margin-left="0in" fo:margin-right="0in" fo:line-height="0.1299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indent="0.1807in" style:auto-text-indent="false" style:page-number="auto">
        <style:drop-cap style:lines="2" style:distance="0.0571in" style:style-name="DropCap4"/>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indent="0.2083in" style:auto-text-indent="false" style:page-number="auto">
        <style:drop-cap style:lines="2" style:distance="0.0402in" style:style-name="DropCap3"/>
      </style:paragraph-properties>
    </style:style>
    <style:style style:name="Body_20_text_20__28_4_29__20__2b__20_DropCap3" style:display-name="Body text (4) + DropCap3"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571in" style:style-name="DropCap1"/>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indent="0.1945in" style:auto-text-indent="false" style:page-number="auto">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4% 58%" style:font-name="Georgia" fo:font-family="Georgia" fo:font-size="21pt" fo:letter-spacing="normal" fo:font-style="normal" style:text-underline-style="none" fo:font-weight="normal" style:font-name-asian="Georgia" style:font-family-asian="Georgia" style:font-size-asian="21pt" style:font-style-asian="normal" style:font-weight-asian="normal" style:font-name-complex="Georgia" style:font-family-complex="Georgia" style:font-size-complex="21pt" style:font-style-complex="normal" style:font-weight-complex="normal" style:text-scale="100%"/>
    </style:style>
    <style:style style:name="CharStyle10" style:family="text" style:parent-style-name="CharStyle8">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4" style:family="text" style:parent-style-name="CharStyle12">
      <style:text-properties fo:font-variant="small-caps" fo:color="#000000" style:text-position="0% 100%" fo:letter-spacing="normal" fo:language="en" fo:country="US" style:language-asian="en" style:country-asian="US" style:language-complex="en" style:country-complex="US" style:text-scale="100%"/>
    </style:style>
    <style:style style:name="CharStyle15" style:family="text" style:parent-style-name="CharStyle12">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16" style:family="text" style:parent-style-name="CharStyle12">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8" style:family="text" style:parent-style-name="DefaultFontStyle">
      <style:text-properties style:text-line-through-style="none" style:text-line-through-type="none" style:font-name="David" fo:font-family="David" fo:font-size="9pt" fo:font-style="normal" style:text-underline-style="none" fo:font-weight="bold" style:font-name-asian="David" style:font-family-asian="David" style:font-size-asian="9pt" style:font-style-asian="normal" style:font-weight-asian="bold" style:font-name-complex="David" style:font-family-complex="David" style:font-size-complex="9pt" style:font-style-complex="normal" style:font-weight-complex="bold"/>
    </style:style>
    <style:style style:name="CharStyle19" style:family="text" style:parent-style-name="CharStyle18">
      <style:text-properties fo:color="#000000" style:text-position="0% 100%" fo:letter-spacing="normal" fo:language="en" fo:country="US" style:language-asian="en" style:country-asian="US" style:language-complex="en" style:country-complex="US" style:text-scale="100%"/>
    </style:style>
    <style:style style:name="DropCap2" style:family="text">
      <style:text-properties fo:color="#000000" style:text-line-through-style="none" style:text-line-through-type="none" style:text-position="56% 58%" style:font-name="Verdana" fo:font-family="Verdana" fo:font-size="15pt" fo:letter-spacing="normal" fo:font-style="normal" style:text-underline-style="none" fo:font-weight="normal" style:font-name-asian="Verdana" style:font-family-asian="Verdana" style:font-size-asian="15pt" style:font-style-asian="normal" style:font-weight-asian="normal" style:font-name-complex="Verdana" style:font-family-complex="Verdana" style:font-size-complex="15pt" style:font-style-complex="normal" style:font-weight-complex="normal" style:text-scale="100%"/>
    </style:style>
    <style:style style:name="CharStyle21" style:family="text" style:parent-style-name="CharStyle12">
      <style:text-properties fo:color="#000000" style:text-position="0% 100%" fo:font-size="8pt" fo:letter-spacing="0.0071in" fo:language="en" fo:country="US" style:font-size-asian="8pt" style:language-asian="en" style:country-asian="US" style:font-size-complex="8pt" style:language-complex="en" style:country-complex="US" style:text-scale="100%"/>
    </style:style>
    <style:style style:name="CharStyle23"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4" style:family="text" style:parent-style-name="CharStyle23">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5" style:family="text" style:parent-style-name="CharStyle12">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DropCap3" style:family="text">
      <style:text-properties fo:color="#000000" style:text-line-through-style="none" style:text-line-through-type="none" style:text-position="45%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27" style:family="text" style:parent-style-name="CharStyle8">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28" style:family="text" style:parent-style-name="CharStyle8">
      <style:text-properties fo:color="#000000" style:text-position="0% 100%" fo:font-size="10pt" fo:letter-spacing="normal" fo:language="en" fo:country="US" fo:font-weight="normal" style:font-size-asian="10pt" style:language-asian="en" style:country-asian="US" style:font-weight-asian="normal" style:font-size-complex="10pt" style:language-complex="en" style:country-complex="US" style:font-weight-complex="normal" style:text-scale="100%"/>
    </style:style>
    <style:style style:name="CharStyle29" style:family="text" style:parent-style-name="CharStyle12">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30" style:family="text" style:parent-style-name="CharStyle12">
      <style:text-properties fo:color="#000000" style:text-position="0% 100%" style:font-name="David" fo:font-family="David" fo:font-size="10pt" fo:letter-spacing="normal" fo:language="en" fo:country="US" fo:font-style="italic" fo:font-weight="bold" style:font-name-asian="David" style:font-family-asian="David" style:font-size-asian="10pt" style:language-asian="en" style:country-asian="US" style:font-style-asian="italic" style:font-weight-asian="bold" style:font-name-complex="David" style:font-family-complex="David" style:font-size-complex="10pt" style:language-complex="en" style:country-complex="US" style:font-style-complex="italic" style:font-weight-complex="bold" style:text-scale="100%"/>
    </style:style>
    <style:style style:name="CharStyle31" style:family="text" style:parent-style-name="CharStyle23">
      <style:text-properties fo:color="#000000" style:text-position="0% 100%" style:font-name="David" fo:font-family="David" fo:font-size="10pt" fo:letter-spacing="normal" fo:language="en" fo:country="US" fo:font-weight="bold" style:font-name-asian="David" style:font-family-asian="David" style:font-size-asian="10pt" style:language-asian="en" style:country-asian="US" style:font-weight-asian="bold" style:font-name-complex="David" style:font-family-complex="David" style:font-size-complex="10pt" style:language-complex="en" style:country-complex="US" style:font-weight-complex="bold" style:text-scale="100%"/>
    </style:style>
    <style:style style:name="CharStyle32" style:family="text" style:parent-style-name="CharStyle23">
      <style:text-properties fo:color="#000000" style:text-position="0% 100%" style:font-name="David" fo:font-family="David" fo:font-size="9.5pt" fo:letter-spacing="normal" fo:language="en" fo:country="US" fo:font-style="normal" style:font-name-asian="David" style:font-family-asian="David" style:font-size-asian="9.5pt" style:language-asian="en" style:country-asian="US" style:font-style-asian="normal" style:font-name-complex="David" style:font-family-complex="David" style:font-size-complex="9.5pt" style:language-complex="en" style:country-complex="US" style:font-style-complex="normal" style:text-scale="100%"/>
    </style:style>
    <style:style style:name="CharStyle34" style:family="text" style:parent-style-name="DefaultFontStyle">
      <style:text-properties style:text-line-through-style="none" style:text-line-through-type="none" style:font-name="David" fo:font-family="David" fo:font-size="7.5pt" fo:font-style="normal" style:text-underline-style="none" fo:font-weight="bold" style:font-name-asian="David" style:font-family-asian="David" style:font-size-asian="7.5pt" style:font-style-asian="normal" style:font-weight-asian="bold" style:font-name-complex="David" style:font-family-complex="David" style:font-size-complex="7.5pt" style:font-style-complex="normal" style:font-weight-complex="bold"/>
    </style:style>
    <style:style style:name="CharStyle35" style:family="text" style:parent-style-name="CharStyle12">
      <style:text-properties fo:color="#000000" style:text-position="0% 100%" fo:font-size="10pt" fo:letter-spacing="normal" fo:language="en" fo:country="US" fo:font-weight="normal" style:font-size-asian="10pt" style:language-asian="en" style:country-asian="US" style:font-weight-asian="normal" style:font-size-complex="10pt" style:language-complex="en" style:country-complex="US" style:font-weight-complex="normal" style:text-scale="100%"/>
    </style:style>
    <style:style style:name="CharStyle36" style:family="text" style:parent-style-name="CharStyle34">
      <style:text-properties fo:color="#000000" style:text-position="0% 100%" style:font-name="Georgia" fo:font-family="Georgia" fo:font-size="6.5pt" fo:letter-spacing="normal" fo:language="en" fo:country="US" fo:font-style="italic" fo:font-weight="normal" style:font-name-asian="Georgia" style:font-family-asian="Georgia" style:font-size-asian="6.5pt" style:language-asian="en" style:country-asian="US" style:font-style-asian="italic" style:font-weight-asian="normal" style:font-name-complex="Georgia" style:font-family-complex="Georgia" style:font-size-complex="6.5pt" style:language-complex="en" style:country-complex="US" style:font-style-complex="italic" style:font-weight-complex="normal" style:text-scale="100%"/>
    </style:style>
    <style:style style:name="CharStyle37" style:family="text" style:parent-style-name="CharStyle12">
      <style:text-properties fo:color="#000000" style:text-position="0% 100%" fo:font-size="7pt" fo:letter-spacing="normal" fo:language="en" fo:country="US" style:font-size-asian="7pt" style:language-asian="en" style:country-asian="US" style:font-size-complex="7pt" style:language-complex="en" style:country-complex="US" style:text-scale="100%"/>
    </style:style>
    <style:style style:name="CharStyle38" style:family="text" style:parent-style-name="CharStyle12">
      <style:text-properties fo:font-variant="small-caps" fo:color="#000000" style:text-position="0% 100%" fo:font-size="7pt" fo:letter-spacing="normal" fo:language="en" fo:country="US" style:font-size-asian="7pt" style:language-asian="en" style:country-asian="US" style:font-size-complex="7pt" style:language-complex="en" style:country-complex="US" style:text-scale="100%"/>
    </style:style>
    <style:style style:name="CharStyle39" style:family="text" style:parent-style-name="CharStyle18">
      <style:text-properties fo:color="#000000" style:text-position="0% 100%" style:font-name="Georgia" fo:font-family="Georgia" fo:font-size="8.5pt" fo:letter-spacing="normal" fo:language="en" fo:country="US" fo:font-style="italic" fo:font-weight="normal" style:font-name-asian="Georgia" style:font-family-asian="Georgia" style:font-size-asian="8.5pt" style:language-asian="en" style:country-asian="US" style:font-style-asian="italic" style:font-weight-asian="normal" style:font-name-complex="Georgia" style:font-family-complex="Georgia" style:font-size-complex="8.5pt" style:language-complex="en" style:country-complex="US" style:font-style-complex="italic" style:font-weight-complex="normal" style:text-scale="100%"/>
    </style:style>
    <style:style style:name="CharStyle40" style:family="text" style:parent-style-name="CharStyle18">
      <style:text-properties fo:color="#000000" style:text-position="0% 100%" style:font-name="Georgia" fo:font-family="Georgia" fo:font-size="13pt" fo:letter-spacing="normal" fo:language="en" fo:country="US" fo:font-style="italic" style:font-name-asian="Georgia" style:font-family-asian="Georgia" style:font-size-asian="13pt" style:language-asian="en" style:country-asian="US" style:font-style-asian="italic" style:font-name-complex="Georgia" style:font-family-complex="Georgia" style:font-size-complex="13pt" style:language-complex="en" style:country-complex="US" style:font-style-complex="italic" style:text-scale="100%"/>
    </style:style>
    <style:style style:name="CharStyle41" style:family="text" style:parent-style-name="CharStyle34">
      <style:text-properties fo:color="#000000" style:text-position="0% 100%" style:font-name="Georgia" fo:font-family="Georgia" fo:font-size="6pt" fo:letter-spacing="normal" fo:language="en" fo:country="US" fo:font-weight="normal" style:font-name-asian="Georgia" style:font-family-asian="Georgia" style:font-size-asian="6pt" style:language-asian="en" style:country-asian="US" style:font-weight-asian="normal" style:font-name-complex="Georgia" style:font-family-complex="Georgia" style:font-size-complex="6pt" style:language-complex="en" style:country-complex="US" style:font-weight-complex="normal" style:text-scale="100%"/>
    </style:style>
    <style:style style:name="CharStyle42" style:family="text" style:parent-style-name="CharStyle34">
      <style:text-properties fo:color="#000000" style:text-position="0% 100%" style:font-name="Georgia" fo:font-family="Georgia" fo:font-size="6pt" fo:letter-spacing="normal" fo:language="en" fo:country="US" fo:font-style="italic" fo:font-weight="bold" style:font-name-asian="Georgia" style:font-family-asian="Georgia" style:font-size-asian="6pt" style:language-asian="en" style:country-asian="US" style:font-style-asian="italic" style:font-weight-asian="bold" style:font-name-complex="Georgia" style:font-family-complex="Georgia" style:font-size-complex="6pt" style:language-complex="en" style:country-complex="US" style:font-style-complex="italic" style:font-weight-complex="bold" style:text-scale="100%"/>
    </style:style>
    <style:style style:name="DropCap4" style:family="text">
      <style:text-properties fo:color="#000000" style:text-line-through-style="none" style:text-line-through-type="none" style:text-position="34% 58%" style:font-name="Georgia" fo:font-family="Georgia" fo:font-size="21pt" fo:letter-spacing="normal" fo:font-style="normal" style:text-underline-style="none" fo:font-weight="normal" style:font-name-asian="Georgia" style:font-family-asian="Georgia" style:font-size-asian="21pt" style:font-style-asian="normal" style:font-weight-asian="normal" style:font-name-complex="Georgia" style:font-family-complex="Georgia" style:font-size-complex="21pt" style:font-style-complex="normal" style:font-weight-complex="normal" style:text-scale="100%"/>
    </style:style>
    <style:style style:name="CharStyle4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98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571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634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02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866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929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83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055in" fo:margin-left="0in" fo:margin-right="0in" fo:margin-bottom="0in"/>
      </style:header-style>
      <style:footer-style>
        <style:header-footer-properties fo:min-height="3.6236in" fo:margin-left="0in" fo:margin-right="0in" fo:margin-top="3.6236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945in" fo:margin-left="0in" fo:margin-right="0in" fo:margin-bottom="0in"/>
      </style:header-style>
      <style:footer-style>
        <style:header-footer-properties fo:min-height="3.6209in" fo:margin-left="0in" fo:margin-right="0in" fo:margin-top="3.6209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2.1008in" svg:y="0.5417in" draw:z-index="2"><draw:text-box fo:min-height="0.1201in" fo:min-width="2.6598in"><text:p text:style-name="MP3"><text:page-number text:select-page="current">224</text:page-number><text:span text:style-name="CharStyle19"><text:tab/>2 CORINTHIANS 3</text:span></text:p></draw:text-box></draw:frame></text:p>
      </style:header>
      <style:footer>
        <text:p text:style-name="MP2"/>
      </style:footer>
    </style:master-page>
    <style:master-page style:name="PageStyle2" style:page-layout-name="Mpm3">
      <style:header>
        <text:p text:style-name="MP1"><draw:frame draw:style-name="Mfr1" draw:name="1" text:anchor-type="paragraph" svg:x="3.5484in" svg:y="0.5547in" draw:z-index="3"><draw:text-box fo:min-height="0.1134in" fo:min-width="2.65in"><text:p text:style-name="MP4"><text:span text:style-name="CharStyle19">2 CORINTHIANS 4<text:tab/></text:span><text:page-number text:select-page="current">225</text:page-number></text:p></draw:text-box></draw:frame></text:p>
      </style:header>
      <style:header-left>
        <text:p text:style-name="MP1"><draw:frame draw:style-name="Mfr1" draw:name="2" text:anchor-type="paragraph" svg:x="3.5484in" svg:y="0.5547in" draw:z-index="0"><draw:text-box fo:min-height="0.1134in" fo:min-width="2.65in"><text:p text:style-name="MP4"><text:span text:style-name="CharStyle19">2 CORINTHIANS 4<text:tab/></text:span><text:page-number text:select-page="current">226</text:page-number></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3" text:anchor-type="paragraph" svg:x="3.5236in" svg:y="0.5516in" draw:z-index="0"><draw:text-box fo:min-height="0.1071in" fo:min-width="2.6571in"><text:p text:style-name="MP5"><text:span text:style-name="CharStyle19">2 CORINTHIANS 7<text:tab/></text:span><text:page-number text:select-page="current">227</text:page-number></text:p></draw:text-box></draw:frame></text:p>
      </style:header>
      <style:header-left>
        <text:p text:style-name="MP1"><draw:frame draw:style-name="Mfr1" draw:name="4" text:anchor-type="paragraph" svg:x="2.1008in" svg:y="0.5417in" draw:z-index="4"><draw:text-box fo:min-height="0.1201in" fo:min-width="2.6598in"><text:p text:style-name="MP3"><text:page-number text:select-page="current">228</text:page-number><text:span text:style-name="CharStyle19"><text:tab/>2 CORINTHIANS 3</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5" text:anchor-type="paragraph" svg:x="2.072in" svg:y="0.5252in" draw:z-index="0"><draw:text-box fo:min-height="0.1335in" fo:min-width="2.6634in"><text:p text:style-name="MP6"><text:span text:style-name="CharStyle19">238<text:tab/>2 CORINTHIANS 8</text:span></text:p></draw:text-box></draw:frame></text:p>
      </style:header>
      <style:header-left>
        <text:p text:style-name="MP1"><draw:frame draw:style-name="Mfr1" draw:name="6" text:anchor-type="paragraph" svg:x="2.072in" svg:y="0.5252in" draw:z-index="5"><draw:text-box fo:min-height="0.1335in" fo:min-width="2.6634in"><text:p text:style-name="MP6"><text:span text:style-name="CharStyle19">238<text:tab/>2 CORINTHIANS 8</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7" text:anchor-type="paragraph" svg:x="3.5354in" svg:y="0.5547in" draw:z-index="6"><draw:text-box fo:min-height="0.1098in" fo:min-width="2.6402in"><text:p text:style-name="MP7"><text:span text:style-name="CharStyle39">^</text:span><text:span text:style-name="CharStyle19"> CORINTHIANS 9<text:tab/></text:span><text:span text:style-name="CharStyle40">m</text:span></text:p></draw:text-box></draw:frame></text:p>
      </style:header>
      <style:header-left>
        <text:p text:style-name="MP1"><draw:frame draw:style-name="Mfr1" draw:name="8" text:anchor-type="paragraph" svg:x="2.1008in" svg:y="0.5484in" draw:z-index="7"><draw:text-box fo:min-height="0.1098in" fo:min-width="2.6866in"><text:p text:style-name="MP8"><text:span text:style-name="CharStyle19">23&lt;&gt;<text:tab/>2 CORINTHIANS 10</text:span></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9" text:anchor-type="paragraph" svg:x="3.5138in" svg:y="0.5516in" draw:z-index="8"><draw:text-box fo:min-height="0.1071in" fo:min-width="2.6598in"><text:p text:style-name="MP3"><text:span text:style-name="CharStyle19">2 CORINTHIANS 11<text:tab/></text:span><text:page-number text:select-page="current">231</text:page-number></text:p></draw:text-box></draw:frame></text:p>
      </style:header>
      <style:footer>
        <text:p text:style-name="MP2"/>
      </style:footer>
    </style:master-page>
    <style:master-page style:name="PageStyle7" style:page-layout-name="Mpm3">
      <style:header>
        <text:p text:style-name="MP1"><draw:frame draw:style-name="Mfr1" draw:name="10" text:anchor-type="paragraph" svg:x="2.0957in" svg:y="0.5484in" draw:z-index="0"><draw:text-box fo:min-height="0.1098in" fo:min-width="2.6929in"><text:p text:style-name="MP9"><text:page-number text:select-page="current">233</text:page-number><text:span text:style-name="CharStyle19"><text:tab/>2 CORINTHIANS 12</text:span></text:p></draw:text-box></draw:frame></text:p>
      </style:header>
      <style:header-left>
        <text:p text:style-name="MP1"><draw:frame draw:style-name="Mfr1" draw:name="11" text:anchor-type="paragraph" svg:x="2.0957in" svg:y="0.5484in" draw:z-index="9"><draw:text-box fo:min-height="0.1098in" fo:min-width="2.6929in"><text:p text:style-name="MP9"><text:page-number text:select-page="current">232</text:page-number><text:span text:style-name="CharStyle19"><text:tab/>2 CORINTHIANS 12</text:span></text:p></draw:text-box></draw:frame></text:p>
      </style:header-left>
      <style:footer>
        <text:p text:style-name="MP2"/>
      </style:footer>
      <style:footer-left>
        <text:p text:style-name="MP2"/>
      </style:footer-left>
    </style:master-page>
    <style:master-page style:name="PageStyle8" style:page-layout-name="Mpm3">
      <style:header>
        <text:p text:style-name="MP1"><draw:frame draw:style-name="Mfr1" draw:name="12" text:anchor-type="paragraph" svg:x="3.5138in" svg:y="0.5516in" draw:z-index="10"><draw:text-box fo:min-height="0.1071in" fo:min-width="2.6598in"><text:p text:style-name="MP3"><text:span text:style-name="CharStyle19">2 CORINTHIANS 11<text:tab/></text:span><text:page-number text:select-page="current">233</text:page-number></text:p></draw:text-box></draw:frame></text:p>
      </style:header>
      <style:header-left>
        <text:p text:style-name="MP1"><draw:frame draw:style-name="Mfr1" draw:name="13" text:anchor-type="paragraph" svg:x="2.1055in" svg:y="0.5516in" draw:z-index="0"><draw:text-box fo:min-height="0.1071in" fo:min-width="2.6835in"><text:p text:style-name="MP10"><text:page-number text:select-page="current">234</text:page-number><text:span text:style-name="CharStyle19"><text:tab/>2 CORINTHIANS 13</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 meta:object-count="0" meta:page-count="11" meta:paragraph-count="188" meta:word-count="6843" meta:character-count="33865" meta:non-whitespace-character-count="27239"/>
    <meta:generator>LibreOffice/4.4.5.2$Windows_x86 LibreOffice_project/a22f674fd25a3b6f45bdebf25400ed2adff0ff99</meta:generator>
  </office:meta>
</office:document-meta>
</file>